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2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3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0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1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15" style:family="paragraph" style:parent-style-name="Standard">
      <style:paragraph-properties fo:text-align="start" style:justify-single-word="false"/>
      <style:text-properties officeooo:paragraph-rsid="00931601"/>
    </style:style>
    <style:style style:name="P116" style:family="paragraph" style:parent-style-name="Standard">
      <style:paragraph-properties fo:text-align="start" style:justify-single-word="false"/>
      <style:text-properties officeooo:paragraph-rsid="0063a4d7"/>
    </style:style>
    <style:style style:name="P117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0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1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1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191ce8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1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1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1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1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1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2" style:family="paragraph" style:parent-style-name="Standard">
      <style:paragraph-properties fo:text-align="justify" style:justify-single-word="false"/>
      <style:text-properties fo:color="#c9211e" loext:opacity="100%" style:font-name="Futura Std Condensed 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9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60" style:family="text">
      <style:text-properties fo:color="#c9211e" loext:opacity="100%" style:font-name="Futura Std Condensed" officeooo:rsid="0035b9c5"/>
    </style:style>
    <style:style style:name="T61" style:family="text">
      <style:text-properties fo:color="#c9211e" loext:opacity="100%" style:font-name="Futura Std Condensed" officeooo:rsid="003e9bc7"/>
    </style:style>
    <style:style style:name="T62" style:family="text">
      <style:text-properties fo:color="#c9211e" loext:opacity="100%" style:font-name="Futura Std Condensed" officeooo:rsid="0043e337"/>
    </style:style>
    <style:style style:name="T63" style:family="text">
      <style:text-properties fo:color="#c9211e" loext:opacity="100%" style:font-name="Futura Std Condensed" officeooo:rsid="0048922a"/>
    </style:style>
    <style:style style:name="T64" style:family="text">
      <style:text-properties fo:color="#c9211e" loext:opacity="100%" style:font-name="Futura Std Condensed" officeooo:rsid="004b5574"/>
    </style:style>
    <style:style style:name="T65" style:family="text">
      <style:text-properties fo:color="#c9211e" loext:opacity="100%" style:font-name="Futura Std Condensed" officeooo:rsid="004e68bd"/>
    </style:style>
    <style:style style:name="T66" style:family="text">
      <style:text-properties fo:color="#c9211e" loext:opacity="100%" style:font-name="Futura Std Condensed" officeooo:rsid="00509422"/>
    </style:style>
    <style:style style:name="T67" style:family="text">
      <style:text-properties fo:color="#c9211e" loext:opacity="100%" style:font-name="Futura Std Condensed" officeooo:rsid="005170e5"/>
    </style:style>
    <style:style style:name="T68" style:family="text">
      <style:text-properties fo:color="#c9211e" loext:opacity="100%" style:font-name="Futura Std Condensed" officeooo:rsid="00530c9e"/>
    </style:style>
    <style:style style:name="T69" style:family="text">
      <style:text-properties fo:color="#c9211e" loext:opacity="100%" style:font-name="Futura Std Condensed" officeooo:rsid="0058a901"/>
    </style:style>
    <style:style style:name="T70" style:family="text">
      <style:text-properties fo:color="#c9211e" loext:opacity="100%" style:font-name="Futura Std Condensed" officeooo:rsid="005a6b4c"/>
    </style:style>
    <style:style style:name="T71" style:family="text">
      <style:text-properties fo:color="#c9211e" loext:opacity="100%" style:font-name="Futura Std Condensed" officeooo:rsid="005ac6ad"/>
    </style:style>
    <style:style style:name="T72" style:family="text">
      <style:text-properties fo:color="#c9211e" loext:opacity="100%" style:font-name="Futura Std Condensed" officeooo:rsid="005ad40e"/>
    </style:style>
    <style:style style:name="T73" style:family="text">
      <style:text-properties fo:color="#c9211e" loext:opacity="100%" style:font-name="Futura Std Condensed" officeooo:rsid="005b5999"/>
    </style:style>
    <style:style style:name="T74" style:family="text">
      <style:text-properties fo:color="#c9211e" loext:opacity="100%" style:font-name="Futura Std Condensed" officeooo:rsid="005c7fa8"/>
    </style:style>
    <style:style style:name="T75" style:family="text">
      <style:text-properties fo:color="#c9211e" loext:opacity="100%" style:font-name="Futura Std Condensed" officeooo:rsid="005d8a45"/>
    </style:style>
    <style:style style:name="T76" style:family="text">
      <style:text-properties fo:color="#c9211e" loext:opacity="100%" style:font-name="Futura Std Condensed" officeooo:rsid="00608b0f"/>
    </style:style>
    <style:style style:name="T77" style:family="text">
      <style:text-properties fo:color="#c9211e" loext:opacity="100%" style:font-name="Futura Std Condensed" officeooo:rsid="0061e677"/>
    </style:style>
    <style:style style:name="T78" style:family="text">
      <style:text-properties fo:color="#c9211e" loext:opacity="100%" style:font-name="Futura Std Condensed" officeooo:rsid="0069a474"/>
    </style:style>
    <style:style style:name="T79" style:family="text">
      <style:text-properties fo:color="#c9211e" loext:opacity="100%" style:font-name="Futura Std Condensed" officeooo:rsid="00757a7e"/>
    </style:style>
    <style:style style:name="T80" style:family="text">
      <style:text-properties fo:color="#c9211e" loext:opacity="100%" style:font-name="Futura Std Condensed" officeooo:rsid="00811ecb"/>
    </style:style>
    <style:style style:name="T81" style:family="text">
      <style:text-properties fo:color="#c9211e" loext:opacity="100%" style:font-name="Futura Std Condensed" officeooo:rsid="0082b1fc"/>
    </style:style>
    <style:style style:name="T82" style:family="text">
      <style:text-properties fo:color="#c9211e" loext:opacity="100%" style:font-name="Futura Std Condensed" officeooo:rsid="008bfe80"/>
    </style:style>
    <style:style style:name="T83" style:family="text">
      <style:text-properties fo:color="#c9211e" loext:opacity="100%" style:font-name="Futura Std Condensed" officeooo:rsid="007dbde0"/>
    </style:style>
    <style:style style:name="T84" style:family="text">
      <style:text-properties fo:color="#c9211e" loext:opacity="100%" style:font-name="Futura Std Condensed" officeooo:rsid="007f1654"/>
    </style:style>
    <style:style style:name="T85" style:family="text">
      <style:text-properties fo:color="#c9211e" loext:opacity="100%" style:font-name="Futura Std Condensed" officeooo:rsid="0081581d"/>
    </style:style>
    <style:style style:name="T86" style:family="text">
      <style:text-properties fo:color="#c9211e" loext:opacity="100%" style:font-name="Futura Std Condensed" officeooo:rsid="009437be"/>
    </style:style>
    <style:style style:name="T87" style:family="text">
      <style:text-properties fo:color="#c9211e" loext:opacity="100%" style:font-name="Futura Std Condensed" officeooo:rsid="0096314b"/>
    </style:style>
    <style:style style:name="T88" style:family="text">
      <style:text-properties fo:color="#c9211e" loext:opacity="100%" style:font-name="Futura Std Condensed" officeooo:rsid="0099caad"/>
    </style:style>
    <style:style style:name="T89" style:family="text">
      <style:text-properties fo:color="#c9211e" loext:opacity="100%" style:font-name="Futura Std Condensed" officeooo:rsid="009baf7e"/>
    </style:style>
    <style:style style:name="T90" style:family="text">
      <style:text-properties fo:color="#c9211e" loext:opacity="100%" style:font-name="Futura Std Condensed" officeooo:rsid="009cb617"/>
    </style:style>
    <style:style style:name="T91" style:family="text">
      <style:text-properties fo:color="#c9211e" loext:opacity="100%" style:font-name="Futura Std Condensed" officeooo:rsid="00a0f062"/>
    </style:style>
    <style:style style:name="T92" style:family="text">
      <style:text-properties fo:color="#c9211e" loext:opacity="100%" style:font-name="Futura Std Condensed" officeooo:rsid="00a14b40"/>
    </style:style>
    <style:style style:name="T93" style:family="text">
      <style:text-properties fo:color="#c9211e" loext:opacity="100%" style:font-name="Futura Std Condensed" officeooo:rsid="00a27b36"/>
    </style:style>
    <style:style style:name="T94" style:family="text">
      <style:text-properties fo:color="#c9211e" loext:opacity="100%" style:font-name="Futura Std Condensed" style:text-underline-style="none" officeooo:rsid="00a9979f"/>
    </style:style>
    <style:style style:name="T95" style:family="text">
      <style:text-properties fo:color="#c9211e" loext:opacity="100%" style:font-name="Futura Std Condensed" style:text-underline-style="none" officeooo:rsid="01002c5e"/>
    </style:style>
    <style:style style:name="T96" style:family="text">
      <style:text-properties fo:color="#c9211e" loext:opacity="100%" style:font-name="Futura Std Condensed" style:text-underline-style="none" officeooo:rsid="00e9a091"/>
    </style:style>
    <style:style style:name="T97" style:family="text">
      <style:text-properties fo:color="#c9211e" loext:opacity="100%" style:font-name="Futura Std Condensed" officeooo:rsid="00b3984f"/>
    </style:style>
    <style:style style:name="T98" style:family="text">
      <style:text-properties fo:color="#c9211e" loext:opacity="100%" style:font-name="Futura Std Condensed" officeooo:rsid="00b55d25"/>
    </style:style>
    <style:style style:name="T99" style:family="text">
      <style:text-properties fo:color="#c9211e" loext:opacity="100%" style:font-name="Futura Std Condensed" officeooo:rsid="00b7387a"/>
    </style:style>
    <style:style style:name="T100" style:family="text">
      <style:text-properties fo:color="#c9211e" loext:opacity="100%" style:font-name="Futura Std Condensed" officeooo:rsid="00c8a72c"/>
    </style:style>
    <style:style style:name="T101" style:family="text">
      <style:text-properties fo:color="#c9211e" loext:opacity="100%" style:font-name="Futura Std Condensed" officeooo:rsid="00d63b95"/>
    </style:style>
    <style:style style:name="T102" style:family="text">
      <style:text-properties fo:color="#c9211e" loext:opacity="100%" style:font-name="Futura Std Condensed" officeooo:rsid="00d87f02"/>
    </style:style>
    <style:style style:name="T103" style:family="text">
      <style:text-properties fo:color="#c9211e" loext:opacity="100%" style:font-name="Futura Std Condensed" officeooo:rsid="00d9cd79"/>
    </style:style>
    <style:style style:name="T104" style:family="text">
      <style:text-properties fo:color="#c9211e" loext:opacity="100%" style:font-name="Futura Std Condensed" officeooo:rsid="00de2205"/>
    </style:style>
    <style:style style:name="T105" style:family="text">
      <style:text-properties fo:color="#c9211e" loext:opacity="100%" style:font-name="Futura Std Condensed" officeooo:rsid="00e2218e"/>
    </style:style>
    <style:style style:name="T106" style:family="text">
      <style:text-properties fo:color="#c9211e" loext:opacity="100%" style:font-name="Futura Std Condensed" officeooo:rsid="00abe24d"/>
    </style:style>
    <style:style style:name="T107" style:family="text">
      <style:text-properties fo:color="#c9211e" loext:opacity="100%" style:font-name="Futura Std Condensed" officeooo:rsid="00e112ed"/>
    </style:style>
    <style:style style:name="T108" style:family="text">
      <style:text-properties fo:color="#c9211e" loext:opacity="100%" style:font-name="Futura Std Condensed" officeooo:rsid="00ebffaf"/>
    </style:style>
    <style:style style:name="T109" style:family="text">
      <style:text-properties fo:color="#c9211e" loext:opacity="100%" style:font-name="Futura Std Condensed" officeooo:rsid="00fd7b76"/>
    </style:style>
    <style:style style:name="T110" style:family="text">
      <style:text-properties fo:color="#c9211e" loext:opacity="100%" style:font-name="Futura Std Condensed" officeooo:rsid="0102d0e2"/>
    </style:style>
    <style:style style:name="T111" style:family="text">
      <style:text-properties fo:color="#c9211e" loext:opacity="100%" style:font-name="Futura Std Condensed" officeooo:rsid="01060e74"/>
    </style:style>
    <style:style style:name="T112" style:family="text">
      <style:text-properties fo:color="#c9211e" loext:opacity="100%" style:font-name="Futura Std Condensed" officeooo:rsid="0108be5c"/>
    </style:style>
    <style:style style:name="T113" style:family="text">
      <style:text-properties fo:color="#c9211e" loext:opacity="100%" style:font-name="Futura Std Condensed" officeooo:rsid="011113a5"/>
    </style:style>
    <style:style style:name="T114" style:family="text">
      <style:text-properties fo:color="#c9211e" loext:opacity="100%" style:font-name="Futura Std Condensed" officeooo:rsid="01114bb2"/>
    </style:style>
    <style:style style:name="T115" style:family="text">
      <style:text-properties fo:color="#c9211e" loext:opacity="100%" style:font-name="Futura Std Condensed" officeooo:rsid="011783eb"/>
    </style:style>
    <style:style style:name="T116" style:family="text">
      <style:text-properties fo:color="#c9211e" loext:opacity="100%" style:font-name="Futura Std Condensed" officeooo:rsid="00d287be"/>
    </style:style>
    <style:style style:name="T117" style:family="text">
      <style:text-properties fo:color="#c9211e" loext:opacity="100%" style:font-name="Futura Std Condensed" officeooo:rsid="01191ce8"/>
    </style:style>
    <style:style style:name="T118" style:family="text">
      <style:text-properties fo:color="#c9211e" loext:opacity="100%" style:font-name="Futura Std Condensed" officeooo:rsid="00d63b95" fo:background-color="#ffff00" loext:char-shading-value="0"/>
    </style:style>
    <style:style style:name="T119" style:family="text">
      <style:text-properties fo:color="#c9211e" loext:opacity="100%" style:font-name="Futura Std Condensed" officeooo:rsid="01191ce8" fo:background-color="#ffff00" loext:char-shading-value="0"/>
    </style:style>
    <style:style style:name="T120" style:family="text">
      <style:text-properties fo:color="#c9211e" loext:opacity="100%" style:font-name="Futura Std Condensed" officeooo:rsid="011b1c62"/>
    </style:style>
    <style:style style:name="T121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22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23" style:family="text">
      <style:text-properties fo:color="#c9211e" loext:opacity="100%" officeooo:rsid="0051c2f4"/>
    </style:style>
    <style:style style:name="T124" style:family="text">
      <style:text-properties fo:color="#c9211e" loext:opacity="100%" style:text-underline-style="solid" style:text-underline-width="auto" style:text-underline-color="font-color" officeooo:rsid="0053acd1"/>
    </style:style>
    <style:style style:name="T125" style:family="text">
      <style:text-properties fo:color="#c9211e" loext:opacity="100%" style:text-underline-style="solid" style:text-underline-width="auto" style:text-underline-color="font-color" officeooo:rsid="005b5999"/>
    </style:style>
    <style:style style:name="T126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7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8" style:family="text">
      <style:text-properties fo:color="#c9211e" loext:opacity="100%" officeooo:rsid="0053acd1"/>
    </style:style>
    <style:style style:name="T129" style:family="text">
      <style:text-properties fo:color="#c9211e" loext:opacity="100%" officeooo:rsid="0100e0b0"/>
    </style:style>
    <style:style style:name="T130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31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32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33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34" style:family="text">
      <style:text-properties fo:color="#c9211e" loext:opacity="100%" officeooo:rsid="011783eb"/>
    </style:style>
    <style:style style:name="T135" style:family="text">
      <style:text-properties fo:color="#c9211e" loext:opacity="100%" officeooo:rsid="002c96b5"/>
    </style:style>
    <style:style style:name="T136" style:family="text">
      <style:text-properties fo:color="#c9211e" loext:opacity="100%" officeooo:rsid="004b5574"/>
    </style:style>
    <style:style style:name="T137" style:family="text">
      <style:text-properties officeooo:rsid="001362f7"/>
    </style:style>
    <style:style style:name="T138" style:family="text">
      <style:text-properties fo:color="#000000" loext:opacity="100%"/>
    </style:style>
    <style:style style:name="T139" style:family="text">
      <style:text-properties fo:color="#000000" loext:opacity="100%" officeooo:rsid="000f8f6a"/>
    </style:style>
    <style:style style:name="T140" style:family="text">
      <style:text-properties fo:color="#000000" loext:opacity="100%" officeooo:rsid="001362f7"/>
    </style:style>
    <style:style style:name="T141" style:family="text">
      <style:text-properties fo:color="#000000" loext:opacity="100%" officeooo:rsid="0013b1f0"/>
    </style:style>
    <style:style style:name="T142" style:family="text">
      <style:text-properties fo:color="#000000" loext:opacity="100%" style:text-underline-style="solid" style:text-underline-width="auto" style:text-underline-color="font-color"/>
    </style:style>
    <style:style style:name="T143" style:family="text">
      <style:text-properties fo:color="#000000" loext:opacity="100%" style:text-underline-style="solid" style:text-underline-width="auto" style:text-underline-color="font-color" officeooo:rsid="0013b1f0"/>
    </style:style>
    <style:style style:name="T144" style:family="text">
      <style:text-properties fo:color="#000000" loext:opacity="100%" style:text-underline-style="solid" style:text-underline-width="auto" style:text-underline-color="font-color" officeooo:rsid="00271d54"/>
    </style:style>
    <style:style style:name="T145" style:family="text">
      <style:text-properties fo:color="#000000" loext:opacity="100%" style:text-underline-style="solid" style:text-underline-width="auto" style:text-underline-color="font-color" officeooo:rsid="002f6e18"/>
    </style:style>
    <style:style style:name="T146" style:family="text">
      <style:text-properties fo:color="#000000" loext:opacity="100%" style:text-underline-style="solid" style:text-underline-width="auto" style:text-underline-color="font-color" officeooo:rsid="001c6e04"/>
    </style:style>
    <style:style style:name="T147" style:family="text">
      <style:text-properties fo:color="#000000" loext:opacity="100%" style:text-underline-style="solid" style:text-underline-width="auto" style:text-underline-color="font-color" officeooo:rsid="004ffb0c"/>
    </style:style>
    <style:style style:name="T148" style:family="text">
      <style:text-properties fo:color="#000000" loext:opacity="100%" style:text-underline-style="solid" style:text-underline-width="auto" style:text-underline-color="font-color" officeooo:rsid="002b15d7"/>
    </style:style>
    <style:style style:name="T14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5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5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5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5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5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5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56" style:family="text">
      <style:text-properties fo:color="#000000" loext:opacity="100%" style:text-underline-style="solid" style:text-underline-width="auto" style:text-underline-color="font-color" officeooo:rsid="001362f7"/>
    </style:style>
    <style:style style:name="T157" style:family="text">
      <style:text-properties fo:color="#000000" loext:opacity="100%" style:text-underline-style="solid" style:text-underline-width="auto" style:text-underline-color="font-color" officeooo:rsid="00d9cd79"/>
    </style:style>
    <style:style style:name="T158" style:family="text">
      <style:text-properties fo:color="#000000" loext:opacity="100%" style:text-underline-style="solid" style:text-underline-width="auto" style:text-underline-color="font-color" officeooo:rsid="01191ce8"/>
    </style:style>
    <style:style style:name="T159" style:family="text">
      <style:text-properties fo:color="#000000" loext:opacity="100%" officeooo:rsid="0014442c"/>
    </style:style>
    <style:style style:name="T160" style:family="text">
      <style:text-properties fo:color="#000000" loext:opacity="100%" officeooo:rsid="0018b4d5"/>
    </style:style>
    <style:style style:name="T161" style:family="text">
      <style:text-properties fo:color="#000000" loext:opacity="100%" style:font-name="Futura Std Condensed Light1"/>
    </style:style>
    <style:style style:name="T162" style:family="text">
      <style:text-properties fo:color="#000000" loext:opacity="100%" style:font-name="Futura Std Condensed Light1" officeooo:rsid="0035b9c5"/>
    </style:style>
    <style:style style:name="T163" style:family="text">
      <style:text-properties fo:color="#000000" loext:opacity="100%" style:font-name="Futura Std Condensed Light1" officeooo:rsid="0057759a"/>
    </style:style>
    <style:style style:name="T164" style:family="text">
      <style:text-properties fo:color="#000000" loext:opacity="100%" style:font-name="Futura Std Condensed Light1" officeooo:rsid="0051c2f4"/>
    </style:style>
    <style:style style:name="T165" style:family="text">
      <style:text-properties fo:color="#000000" loext:opacity="100%" style:font-name="Futura Std Condensed Light1" officeooo:rsid="00525e1c"/>
    </style:style>
    <style:style style:name="T166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67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68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69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70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71" style:family="text">
      <style:text-properties fo:color="#000000" loext:opacity="100%" style:font-name="Futura Std Condensed Light1" officeooo:rsid="009437be"/>
    </style:style>
    <style:style style:name="T172" style:family="text">
      <style:text-properties fo:color="#000000" loext:opacity="100%" style:font-name="Futura Std Condensed Light1" officeooo:rsid="00ad72a6"/>
    </style:style>
    <style:style style:name="T173" style:family="text">
      <style:text-properties fo:color="#000000" loext:opacity="100%" style:font-name="Futura Std Condensed Light1" officeooo:rsid="00ae7c16"/>
    </style:style>
    <style:style style:name="T174" style:family="text">
      <style:text-properties fo:color="#000000" loext:opacity="100%" style:font-name="Futura Std Condensed Light1" officeooo:rsid="00b3984f"/>
    </style:style>
    <style:style style:name="T175" style:family="text">
      <style:text-properties fo:color="#000000" loext:opacity="100%" style:font-name="Futura Std Condensed Light1" officeooo:rsid="00b55d25"/>
    </style:style>
    <style:style style:name="T176" style:family="text">
      <style:text-properties fo:color="#000000" loext:opacity="100%" style:font-name="Futura Std Condensed Light1" officeooo:rsid="00c84595"/>
    </style:style>
    <style:style style:name="T177" style:family="text">
      <style:text-properties fo:color="#000000" loext:opacity="100%" style:font-name="Futura Std Condensed Light1" officeooo:rsid="00d7a278"/>
    </style:style>
    <style:style style:name="T178" style:family="text">
      <style:text-properties fo:color="#000000" loext:opacity="100%" style:font-name="Futura Std Condensed Light1" officeooo:rsid="00d87f02"/>
    </style:style>
    <style:style style:name="T179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80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81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82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83" style:family="text">
      <style:text-properties fo:color="#000000" loext:opacity="100%" style:font-name="Futura Std Condensed Light1" officeooo:rsid="011783eb"/>
    </style:style>
    <style:style style:name="T184" style:family="text">
      <style:text-properties fo:color="#000000" loext:opacity="100%" officeooo:rsid="00271d54"/>
    </style:style>
    <style:style style:name="T185" style:family="text">
      <style:text-properties fo:color="#000000" loext:opacity="100%" officeooo:rsid="002b15d7"/>
    </style:style>
    <style:style style:name="T186" style:family="text">
      <style:text-properties fo:color="#000000" loext:opacity="100%" officeooo:rsid="002c96b5"/>
    </style:style>
    <style:style style:name="T187" style:family="text">
      <style:text-properties fo:color="#000000" loext:opacity="100%" officeooo:rsid="002f6e18"/>
    </style:style>
    <style:style style:name="T188" style:family="text">
      <style:text-properties fo:color="#000000" loext:opacity="100%" officeooo:rsid="0031047f"/>
    </style:style>
    <style:style style:name="T189" style:family="text">
      <style:text-properties fo:color="#000000" loext:opacity="100%" officeooo:rsid="00386cd6"/>
    </style:style>
    <style:style style:name="T190" style:family="text">
      <style:text-properties fo:color="#000000" loext:opacity="100%" officeooo:rsid="00425146"/>
    </style:style>
    <style:style style:name="T191" style:family="text">
      <style:text-properties fo:color="#000000" loext:opacity="100%" officeooo:rsid="004f4fd7"/>
    </style:style>
    <style:style style:name="T192" style:family="text">
      <style:text-properties fo:color="#000000" loext:opacity="100%" officeooo:rsid="00530c9e"/>
    </style:style>
    <style:style style:name="T193" style:family="text">
      <style:text-properties fo:color="#000000" loext:opacity="100%" officeooo:rsid="0053acd1"/>
    </style:style>
    <style:style style:name="T194" style:family="text">
      <style:text-properties fo:color="#000000" loext:opacity="100%" officeooo:rsid="001d91d9"/>
    </style:style>
    <style:style style:name="T195" style:family="text">
      <style:text-properties fo:color="#000000" loext:opacity="100%" officeooo:rsid="001c6e04"/>
    </style:style>
    <style:style style:name="T196" style:family="text">
      <style:text-properties fo:color="#000000" loext:opacity="100%" officeooo:rsid="001ec6f4"/>
    </style:style>
    <style:style style:name="T197" style:family="text">
      <style:text-properties fo:color="#000000" loext:opacity="100%" officeooo:rsid="0021ae3f"/>
    </style:style>
    <style:style style:name="T198" style:family="text">
      <style:text-properties fo:color="#000000" loext:opacity="100%" officeooo:rsid="005ac6ad"/>
    </style:style>
    <style:style style:name="T199" style:family="text">
      <style:text-properties fo:color="#000000" loext:opacity="100%" officeooo:rsid="005ad40e"/>
    </style:style>
    <style:style style:name="T200" style:family="text">
      <style:text-properties fo:color="#000000" loext:opacity="100%" style:font-name="Futura Std Condensed"/>
    </style:style>
    <style:style style:name="T201" style:family="text">
      <style:text-properties fo:color="#000000" loext:opacity="100%" style:font-name="Futura Std Condensed" officeooo:rsid="002f6e18"/>
    </style:style>
    <style:style style:name="T202" style:family="text">
      <style:text-properties fo:color="#000000" loext:opacity="100%" style:font-name="Futura Std Condensed" style:text-underline-style="none" officeooo:rsid="00f9979f"/>
    </style:style>
    <style:style style:name="T203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04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05" style:family="text">
      <style:text-properties fo:color="#000000" loext:opacity="100%" style:font-name="Futura Std Condensed" officeooo:rsid="011783eb"/>
    </style:style>
    <style:style style:name="T206" style:family="text">
      <style:text-properties fo:color="#000000" loext:opacity="100%" officeooo:rsid="008616df"/>
    </style:style>
    <style:style style:name="T207" style:family="text">
      <style:text-properties fo:color="#000000" loext:opacity="100%" officeooo:rsid="00880d2b"/>
    </style:style>
    <style:style style:name="T208" style:family="text">
      <style:text-properties fo:color="#000000" loext:opacity="100%" officeooo:rsid="0018c4ea"/>
    </style:style>
    <style:style style:name="T209" style:family="text">
      <style:text-properties fo:color="#000000" loext:opacity="100%" style:text-underline-style="none" officeooo:rsid="0013b1f0"/>
    </style:style>
    <style:style style:name="T210" style:family="text">
      <style:text-properties fo:color="#000000" loext:opacity="100%" style:text-underline-style="none" officeooo:rsid="000f8f6a"/>
    </style:style>
    <style:style style:name="T211" style:family="text">
      <style:text-properties fo:color="#000000" loext:opacity="100%" style:text-underline-style="none" officeooo:rsid="00271d54"/>
    </style:style>
    <style:style style:name="T212" style:family="text">
      <style:text-properties fo:color="#000000" loext:opacity="100%" style:text-underline-style="none" officeooo:rsid="00ca4724"/>
    </style:style>
    <style:style style:name="T213" style:family="text">
      <style:text-properties fo:color="#000000" loext:opacity="100%" style:text-underline-style="none" officeooo:rsid="002f6e18"/>
    </style:style>
    <style:style style:name="T214" style:family="text">
      <style:text-properties fo:color="#000000" loext:opacity="100%" style:text-underline-style="none" officeooo:rsid="00e9a091"/>
    </style:style>
    <style:style style:name="T215" style:family="text">
      <style:text-properties fo:color="#000000" loext:opacity="100%" style:text-underline-style="none" officeooo:rsid="010a7099"/>
    </style:style>
    <style:style style:name="T216" style:family="text">
      <style:text-properties fo:color="#000000" loext:opacity="100%" style:text-underline-style="none" officeooo:rsid="011113a5"/>
    </style:style>
    <style:style style:name="T217" style:family="text">
      <style:text-properties fo:color="#000000" loext:opacity="100%" style:text-underline-style="none" officeooo:rsid="01114bb2"/>
    </style:style>
    <style:style style:name="T218" style:family="text">
      <style:text-properties fo:color="#000000" loext:opacity="100%" style:text-underline-style="none" officeooo:rsid="0112aad3"/>
    </style:style>
    <style:style style:name="T219" style:family="text">
      <style:text-properties fo:color="#000000" loext:opacity="100%" style:text-underline-style="none" officeooo:rsid="00d9cd79"/>
    </style:style>
    <style:style style:name="T220" style:family="text">
      <style:text-properties fo:color="#000000" loext:opacity="100%" style:text-underline-style="none" officeooo:rsid="011783eb"/>
    </style:style>
    <style:style style:name="T221" style:family="text">
      <style:text-properties fo:color="#000000" loext:opacity="100%" style:text-underline-style="none" officeooo:rsid="01191ce8"/>
    </style:style>
    <style:style style:name="T222" style:family="text">
      <style:text-properties fo:color="#000000" loext:opacity="100%" officeooo:rsid="008b52c7"/>
    </style:style>
    <style:style style:name="T223" style:family="text">
      <style:text-properties fo:color="#000000" loext:opacity="100%" officeooo:rsid="008cab49"/>
    </style:style>
    <style:style style:name="T224" style:family="text">
      <style:text-properties fo:color="#000000" loext:opacity="100%" officeooo:rsid="007dbde0"/>
    </style:style>
    <style:style style:name="T225" style:family="text">
      <style:text-properties fo:color="#000000" loext:opacity="100%" officeooo:rsid="0081581d"/>
    </style:style>
    <style:style style:name="T22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27" style:family="text">
      <style:text-properties fo:color="#000000" loext:opacity="100%" officeooo:rsid="0097a307"/>
    </style:style>
    <style:style style:name="T228" style:family="text">
      <style:text-properties fo:color="#000000" loext:opacity="100%" officeooo:rsid="009cb617"/>
    </style:style>
    <style:style style:name="T229" style:family="text">
      <style:text-properties fo:color="#000000" loext:opacity="100%" officeooo:rsid="0058a901"/>
    </style:style>
    <style:style style:name="T230" style:family="text">
      <style:text-properties fo:color="#000000" loext:opacity="100%" officeooo:rsid="00a27b36"/>
    </style:style>
    <style:style style:name="T231" style:family="text">
      <style:text-properties fo:color="#000000" loext:opacity="100%" officeooo:rsid="00a46215"/>
    </style:style>
    <style:style style:name="T232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33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34" style:family="text">
      <style:text-properties fo:color="#000000" loext:opacity="100%" officeooo:rsid="004190e1"/>
    </style:style>
    <style:style style:name="T235" style:family="text">
      <style:text-properties fo:color="#000000" loext:opacity="100%" officeooo:rsid="006a92be"/>
    </style:style>
    <style:style style:name="T236" style:family="text">
      <style:text-properties fo:color="#000000" loext:opacity="100%" officeooo:rsid="00c84595"/>
    </style:style>
    <style:style style:name="T237" style:family="text">
      <style:text-properties fo:color="#000000" loext:opacity="100%" officeooo:rsid="00d87f02"/>
    </style:style>
    <style:style style:name="T238" style:family="text">
      <style:text-properties fo:color="#000000" loext:opacity="100%" officeooo:rsid="00d9cd79"/>
    </style:style>
    <style:style style:name="T239" style:family="text">
      <style:text-properties fo:color="#000000" loext:opacity="100%" officeooo:rsid="00dcc94b"/>
    </style:style>
    <style:style style:name="T240" style:family="text">
      <style:text-properties fo:color="#000000" loext:opacity="100%" officeooo:rsid="00de2205"/>
    </style:style>
    <style:style style:name="T241" style:family="text">
      <style:text-properties fo:color="#000000" loext:opacity="100%" officeooo:rsid="00ebffaf"/>
    </style:style>
    <style:style style:name="T242" style:family="text">
      <style:text-properties fo:color="#000000" loext:opacity="100%" officeooo:rsid="00e69496"/>
    </style:style>
    <style:style style:name="T243" style:family="text">
      <style:text-properties fo:color="#000000" loext:opacity="100%" officeooo:rsid="00e83d4d"/>
    </style:style>
    <style:style style:name="T244" style:family="text">
      <style:text-properties fo:color="#000000" loext:opacity="100%" officeooo:rsid="00e4b10a"/>
    </style:style>
    <style:style style:name="T245" style:family="text">
      <style:text-properties fo:color="#000000" loext:opacity="100%" officeooo:rsid="00d7a278"/>
    </style:style>
    <style:style style:name="T246" style:family="text">
      <style:text-properties fo:color="#000000" loext:opacity="100%" style:text-line-through-style="none" style:text-line-through-type="none" officeooo:rsid="011113a5"/>
    </style:style>
    <style:style style:name="T247" style:family="text">
      <style:text-properties fo:color="#000000" loext:opacity="100%" officeooo:rsid="0108be5c"/>
    </style:style>
    <style:style style:name="T248" style:family="text">
      <style:text-properties fo:color="#000000" loext:opacity="100%" officeooo:rsid="011113a5"/>
    </style:style>
    <style:style style:name="T249" style:family="text">
      <style:text-properties fo:color="#000000" loext:opacity="100%" officeooo:rsid="01191ce8"/>
    </style:style>
    <style:style style:name="T250" style:family="text">
      <style:text-properties fo:color="#000000" loext:opacity="100%" style:font-name="Futura Std Condensed Light1" officeooo:rsid="00811ecb"/>
    </style:style>
    <style:style style:name="T251" style:family="text">
      <style:text-properties fo:color="#000000" loext:opacity="100%" style:font-name="Futura Std Condensed Light1" officeooo:rsid="0082b1fc"/>
    </style:style>
    <style:style style:name="T252" style:family="text">
      <style:text-properties fo:color="#000000" loext:opacity="100%" style:font-name="Futura Std Condensed Light1" officeooo:rsid="01191ce8"/>
    </style:style>
    <style:style style:name="T253" style:family="text">
      <style:text-properties officeooo:rsid="0013b1f0"/>
    </style:style>
    <style:style style:name="T254" style:family="text">
      <style:text-properties style:text-underline-style="solid" style:text-underline-width="auto" style:text-underline-color="font-color" officeooo:rsid="0013b1f0"/>
    </style:style>
    <style:style style:name="T255" style:family="text">
      <style:text-properties style:text-underline-style="solid" style:text-underline-width="auto" style:text-underline-color="font-color" officeooo:rsid="001362f7"/>
    </style:style>
    <style:style style:name="T256" style:family="text">
      <style:text-properties style:text-underline-style="solid" style:text-underline-width="auto" style:text-underline-color="font-color" officeooo:rsid="000f8f6a"/>
    </style:style>
    <style:style style:name="T257" style:family="text">
      <style:text-properties style:text-underline-style="solid" style:text-underline-width="auto" style:text-underline-color="font-color" officeooo:rsid="0018c4ea"/>
    </style:style>
    <style:style style:name="T258" style:family="text">
      <style:text-properties style:text-underline-style="solid" style:text-underline-width="auto" style:text-underline-color="font-color" officeooo:rsid="00509422"/>
    </style:style>
    <style:style style:name="T259" style:family="text">
      <style:text-properties style:text-underline-style="solid" style:text-underline-width="auto" style:text-underline-color="font-color" officeooo:rsid="0085f838"/>
    </style:style>
    <style:style style:name="T260" style:family="text">
      <style:text-properties style:text-underline-style="solid" style:text-underline-width="auto" style:text-underline-color="font-color" officeooo:rsid="00880d2b"/>
    </style:style>
    <style:style style:name="T261" style:family="text">
      <style:text-properties style:text-underline-style="solid" style:text-underline-width="auto" style:text-underline-color="font-color" officeooo:rsid="0089ae28"/>
    </style:style>
    <style:style style:name="T262" style:family="text">
      <style:text-properties style:text-underline-style="solid" style:text-underline-width="auto" style:text-underline-color="font-color" officeooo:rsid="008b52c7"/>
    </style:style>
    <style:style style:name="T263" style:family="text">
      <style:text-properties style:text-underline-style="solid" style:text-underline-width="auto" style:text-underline-color="font-color" officeooo:rsid="0097a307"/>
    </style:style>
    <style:style style:name="T264" style:family="text">
      <style:text-properties style:text-underline-style="solid" style:text-underline-width="auto" style:text-underline-color="font-color" officeooo:rsid="00ba16c9"/>
    </style:style>
    <style:style style:name="T265" style:family="text">
      <style:text-properties style:text-underline-style="solid" style:text-underline-width="auto" style:text-underline-color="font-color" officeooo:rsid="00c58f5c"/>
    </style:style>
    <style:style style:name="T266" style:family="text">
      <style:text-properties style:text-underline-style="solid" style:text-underline-width="auto" style:text-underline-color="font-color" officeooo:rsid="00c8527a"/>
    </style:style>
    <style:style style:name="T267" style:family="text">
      <style:text-properties style:text-underline-style="solid" style:text-underline-width="auto" style:text-underline-color="font-color" officeooo:rsid="00d87f02"/>
    </style:style>
    <style:style style:name="T268" style:family="text">
      <style:text-properties style:text-underline-style="solid" style:text-underline-width="auto" style:text-underline-color="font-color" officeooo:rsid="00e2218e"/>
    </style:style>
    <style:style style:name="T269" style:family="text">
      <style:text-properties style:text-underline-style="solid" style:text-underline-width="auto" style:text-underline-color="font-color" officeooo:rsid="00e4b10a"/>
    </style:style>
    <style:style style:name="T270" style:family="text">
      <style:text-properties style:text-underline-style="solid" style:text-underline-width="auto" style:text-underline-color="font-color" officeooo:rsid="011783eb" style:font-size-asian="14pt"/>
    </style:style>
    <style:style style:name="T271" style:family="text">
      <style:text-properties style:text-underline-style="solid" style:text-underline-width="auto" style:text-underline-color="font-color" officeooo:rsid="00dcc94b"/>
    </style:style>
    <style:style style:name="T272" style:family="text">
      <style:text-properties style:text-underline-style="solid" style:text-underline-width="auto" style:text-underline-color="font-color" officeooo:rsid="01191ce8"/>
    </style:style>
    <style:style style:name="T273" style:family="text">
      <style:text-properties style:text-underline-style="none"/>
    </style:style>
    <style:style style:name="T274" style:family="text">
      <style:text-properties style:text-underline-style="none" officeooo:rsid="001362f7"/>
    </style:style>
    <style:style style:name="T275" style:family="text">
      <style:text-properties style:text-underline-style="none" officeooo:rsid="0085f838"/>
    </style:style>
    <style:style style:name="T276" style:family="text">
      <style:text-properties officeooo:rsid="0014442c"/>
    </style:style>
    <style:style style:name="T277" style:family="text">
      <style:text-properties officeooo:rsid="00145467"/>
    </style:style>
    <style:style style:name="T278" style:family="text">
      <style:text-properties officeooo:rsid="00155c6b"/>
    </style:style>
    <style:style style:name="T279" style:family="text">
      <style:text-properties officeooo:rsid="0016dd90"/>
    </style:style>
    <style:style style:name="T280" style:family="text">
      <style:text-properties officeooo:rsid="0018c4ea"/>
    </style:style>
    <style:style style:name="T281" style:family="text">
      <style:text-properties officeooo:rsid="001a20db"/>
    </style:style>
    <style:style style:name="T282" style:family="text">
      <style:text-properties officeooo:rsid="001c6e04"/>
    </style:style>
    <style:style style:name="T283" style:family="text">
      <style:text-properties officeooo:rsid="001d91d9"/>
    </style:style>
    <style:style style:name="T284" style:family="text">
      <style:text-properties officeooo:rsid="001ec6f4"/>
    </style:style>
    <style:style style:name="T285" style:family="text">
      <style:text-properties officeooo:rsid="00202faa"/>
    </style:style>
    <style:style style:name="T286" style:family="text">
      <style:text-properties officeooo:rsid="002104e7"/>
    </style:style>
    <style:style style:name="T287" style:family="text">
      <style:text-properties officeooo:rsid="0023e611"/>
    </style:style>
    <style:style style:name="T288" style:family="text">
      <style:text-properties officeooo:rsid="00254600"/>
    </style:style>
    <style:style style:name="T289" style:family="text">
      <style:text-properties officeooo:rsid="002b15d7"/>
    </style:style>
    <style:style style:name="T290" style:family="text">
      <style:text-properties officeooo:rsid="002db9f0"/>
    </style:style>
    <style:style style:name="T291" style:family="text">
      <style:text-properties officeooo:rsid="002f6e18"/>
    </style:style>
    <style:style style:name="T292" style:family="text">
      <style:text-properties fo:color="#2a6099" loext:opacity="100%" officeooo:rsid="005d8a45"/>
    </style:style>
    <style:style style:name="T293" style:family="text">
      <style:text-properties fo:color="#2a6099" loext:opacity="100%" officeooo:rsid="0013b1f0"/>
    </style:style>
    <style:style style:name="T294" style:family="text">
      <style:text-properties fo:color="#2a6099" loext:opacity="100%" officeooo:rsid="00530c9e"/>
    </style:style>
    <style:style style:name="T295" style:family="text">
      <style:text-properties fo:color="#2a6099" loext:opacity="100%" officeooo:rsid="00a7cb89"/>
    </style:style>
    <style:style style:name="T296" style:family="text">
      <style:text-properties fo:color="#2a6099" loext:opacity="100%" style:font-name="Futura Std Condensed Light1" officeooo:rsid="00b55d25"/>
    </style:style>
    <style:style style:name="T297" style:family="text">
      <style:text-properties fo:color="#2a6099" loext:opacity="100%" style:font-name="Futura Std Condensed Light1" officeooo:rsid="01002c5e"/>
    </style:style>
    <style:style style:name="T298" style:family="text">
      <style:text-properties fo:color="#2a6099" loext:opacity="100%" officeooo:rsid="009437be" fo:background-color="#ffff00" loext:char-shading-value="0"/>
    </style:style>
    <style:style style:name="T299" style:family="text">
      <style:text-properties officeooo:rsid="0030d81e"/>
    </style:style>
    <style:style style:name="T300" style:family="text">
      <style:text-properties officeooo:rsid="0031047f"/>
    </style:style>
    <style:style style:name="T301" style:family="text">
      <style:text-properties officeooo:rsid="00324fc3"/>
    </style:style>
    <style:style style:name="T302" style:family="text">
      <style:text-properties officeooo:rsid="0035b9c5"/>
    </style:style>
    <style:style style:name="T303" style:family="text">
      <style:text-properties officeooo:rsid="003600f1"/>
    </style:style>
    <style:style style:name="T304" style:family="text">
      <style:text-properties style:font-name="Futura Std Condensed" officeooo:rsid="004190e1"/>
    </style:style>
    <style:style style:name="T305" style:family="text">
      <style:text-properties style:font-name="Futura Std Condensed" style:text-underline-style="solid" style:text-underline-width="auto" style:text-underline-color="font-color" officeooo:rsid="00dcc94b"/>
    </style:style>
    <style:style style:name="T306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07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08" style:family="text">
      <style:text-properties style:font-name="Futura Std Condensed" style:text-underline-style="none" officeooo:rsid="00d63b95" fo:background-color="transparent" loext:char-shading-value="0"/>
    </style:style>
    <style:style style:name="T309" style:family="text">
      <style:text-properties officeooo:rsid="004190e1"/>
    </style:style>
    <style:style style:name="T310" style:family="text">
      <style:text-properties officeooo:rsid="004a78a6"/>
    </style:style>
    <style:style style:name="T311" style:family="text">
      <style:text-properties officeooo:rsid="004b5574"/>
    </style:style>
    <style:style style:name="T312" style:family="text">
      <style:text-properties officeooo:rsid="004e68bd"/>
    </style:style>
    <style:style style:name="T313" style:family="text">
      <style:text-properties officeooo:rsid="004f4fd7"/>
    </style:style>
    <style:style style:name="T314" style:family="text">
      <style:text-properties officeooo:rsid="004f7ac0"/>
    </style:style>
    <style:style style:name="T315" style:family="text">
      <style:text-properties officeooo:rsid="004ffb0c"/>
    </style:style>
    <style:style style:name="T316" style:family="text">
      <style:text-properties officeooo:rsid="00509422"/>
    </style:style>
    <style:style style:name="T31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31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1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320" style:family="text">
      <style:text-properties style:font-name="Futura Std Condensed Light1" fo:font-size="18pt" style:font-size-asian="18pt" style:font-size-complex="18pt"/>
    </style:style>
    <style:style style:name="T321" style:family="text">
      <style:text-properties officeooo:rsid="005170e5"/>
    </style:style>
    <style:style style:name="T322" style:family="text">
      <style:text-properties fo:color="#3465a4" loext:opacity="100%"/>
    </style:style>
    <style:style style:name="T323" style:family="text">
      <style:text-properties fo:color="#3465a4" loext:opacity="100%" style:font-name="Futura Std Condensed" officeooo:rsid="0057759a"/>
    </style:style>
    <style:style style:name="T324" style:family="text">
      <style:text-properties fo:color="#3465a4" loext:opacity="100%" style:font-name="Futura Std Condensed" officeooo:rsid="011783eb"/>
    </style:style>
    <style:style style:name="T325" style:family="text">
      <style:text-properties fo:color="#3465a4" loext:opacity="100%" style:font-name="Futura Std Condensed" style:text-underline-style="none" officeooo:rsid="011783eb"/>
    </style:style>
    <style:style style:name="T326" style:family="text">
      <style:text-properties fo:color="#3465a4" loext:opacity="100%" style:font-name="Futura Std Condensed" officeooo:rsid="007b6d21"/>
    </style:style>
    <style:style style:name="T327" style:family="text">
      <style:text-properties fo:color="#3465a4" loext:opacity="100%" officeooo:rsid="00d87f02"/>
    </style:style>
    <style:style style:name="T328" style:family="text">
      <style:text-properties fo:color="#3465a4" loext:opacity="100%" officeooo:rsid="01191ce8"/>
    </style:style>
    <style:style style:name="T329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30" style:family="text">
      <style:text-properties fo:color="#3465a4" loext:opacity="100%" officeooo:rsid="0102d0e2" fo:background-color="#ffff00" loext:char-shading-value="0"/>
    </style:style>
    <style:style style:name="T331" style:family="text">
      <style:text-properties fo:color="#3465a4" loext:opacity="100%" officeooo:rsid="00d46de4" fo:background-color="#ffff00" loext:char-shading-value="0"/>
    </style:style>
    <style:style style:name="T332" style:family="text">
      <style:text-properties fo:color="#3465a4" loext:opacity="100%" officeooo:rsid="00d87f02" fo:background-color="#ffff00" loext:char-shading-value="0"/>
    </style:style>
    <style:style style:name="T333" style:family="text">
      <style:text-properties officeooo:rsid="00530c9e"/>
    </style:style>
    <style:style style:name="T334" style:family="text">
      <style:text-properties officeooo:rsid="005a3f3b"/>
    </style:style>
    <style:style style:name="T335" style:family="text">
      <style:text-properties officeooo:rsid="005ad40e"/>
    </style:style>
    <style:style style:name="T336" style:family="text">
      <style:text-properties officeooo:rsid="005b5999"/>
    </style:style>
    <style:style style:name="T337" style:family="text">
      <style:text-properties officeooo:rsid="005c7fa8"/>
    </style:style>
    <style:style style:name="T338" style:family="text">
      <style:text-properties officeooo:rsid="0058a901"/>
    </style:style>
    <style:style style:name="T339" style:family="text">
      <style:text-properties officeooo:rsid="005d8a45"/>
    </style:style>
    <style:style style:name="T340" style:family="text">
      <style:text-properties officeooo:rsid="00608b0f"/>
    </style:style>
    <style:style style:name="T341" style:family="text">
      <style:text-properties fo:font-size="16pt" style:text-underline-style="none" style:font-size-asian="16pt" style:font-size-complex="16pt"/>
    </style:style>
    <style:style style:name="T342" style:family="text">
      <style:text-properties fo:font-size="16pt" style:text-underline-style="none" officeooo:rsid="00c56511" style:font-size-asian="16pt" style:font-size-complex="16pt"/>
    </style:style>
    <style:style style:name="T343" style:family="text">
      <style:text-properties officeooo:rsid="006ff937"/>
    </style:style>
    <style:style style:name="T344" style:family="text">
      <style:text-properties style:font-name="Futura Std Condensed Light" fo:font-size="18pt" style:font-size-asian="18pt" style:font-size-complex="18pt"/>
    </style:style>
    <style:style style:name="T345" style:family="text">
      <style:text-properties style:font-name="Futura Std Condensed Light" fo:font-size="18pt" officeooo:rsid="0071cc19" style:font-size-asian="18pt" style:font-size-complex="18pt"/>
    </style:style>
    <style:style style:name="T346" style:family="text">
      <style:text-properties officeooo:rsid="00757a7e"/>
    </style:style>
    <style:style style:name="T347" style:family="text">
      <style:text-properties officeooo:rsid="007cce26"/>
    </style:style>
    <style:style style:name="T348" style:family="text">
      <style:text-properties officeooo:rsid="007dbde0"/>
    </style:style>
    <style:style style:name="T349" style:family="text">
      <style:text-properties officeooo:rsid="007f1654"/>
    </style:style>
    <style:style style:name="T350" style:family="text">
      <style:text-properties officeooo:rsid="0081581d"/>
    </style:style>
    <style:style style:name="T351" style:family="text">
      <style:text-properties officeooo:rsid="0089ae28"/>
    </style:style>
    <style:style style:name="T352" style:family="text">
      <style:text-properties officeooo:rsid="008b52c7"/>
    </style:style>
    <style:style style:name="T353" style:family="text">
      <style:text-properties officeooo:rsid="008bfe80"/>
    </style:style>
    <style:style style:name="T354" style:family="text">
      <style:text-properties officeooo:rsid="009437be"/>
    </style:style>
    <style:style style:name="T355" style:family="text">
      <style:text-properties officeooo:rsid="0096314b"/>
    </style:style>
    <style:style style:name="T356" style:family="text">
      <style:text-properties fo:color="#00a933" loext:opacity="100%" style:text-underline-style="solid" style:text-underline-width="auto" style:text-underline-color="font-color" officeooo:rsid="001a20db"/>
    </style:style>
    <style:style style:name="T357" style:family="text">
      <style:text-properties fo:color="#00a933" loext:opacity="100%" style:text-underline-style="solid" style:text-underline-width="auto" style:text-underline-color="font-color" officeooo:rsid="0089ae28"/>
    </style:style>
    <style:style style:name="T358" style:family="text">
      <style:text-properties fo:color="#00a933" loext:opacity="100%" style:text-underline-style="solid" style:text-underline-width="auto" style:text-underline-color="font-color" officeooo:rsid="008b52c7"/>
    </style:style>
    <style:style style:name="T359" style:family="text">
      <style:text-properties fo:color="#00a933" loext:opacity="100%" style:text-underline-style="solid" style:text-underline-width="auto" style:text-underline-color="font-color" officeooo:rsid="0018c4ea"/>
    </style:style>
    <style:style style:name="T360" style:family="text">
      <style:text-properties fo:color="#00a933" loext:opacity="100%" style:text-underline-style="solid" style:text-underline-width="auto" style:text-underline-color="font-color" officeooo:rsid="001362f7"/>
    </style:style>
    <style:style style:name="T361" style:family="text">
      <style:text-properties fo:color="#00a933" loext:opacity="100%" style:text-underline-style="solid" style:text-underline-width="auto" style:text-underline-color="font-color" officeooo:rsid="00c58f5c"/>
    </style:style>
    <style:style style:name="T362" style:family="text">
      <style:text-properties fo:color="#00a933" loext:opacity="100%" style:text-underline-style="solid" style:text-underline-width="auto" style:text-underline-color="font-color" officeooo:rsid="00ca4724"/>
    </style:style>
    <style:style style:name="T363" style:family="text">
      <style:text-properties fo:color="#00a933" loext:opacity="100%" style:text-underline-style="solid" style:text-underline-width="auto" style:text-underline-color="font-color" officeooo:rsid="011113a5"/>
    </style:style>
    <style:style style:name="T364" style:family="text">
      <style:text-properties fo:color="#00a933" loext:opacity="100%" officeooo:rsid="0089ae28"/>
    </style:style>
    <style:style style:name="T365" style:family="text">
      <style:text-properties fo:color="#00a933" loext:opacity="100%" officeooo:rsid="00d87f02"/>
    </style:style>
    <style:style style:name="T366" style:family="text">
      <style:text-properties fo:color="#00a933" loext:opacity="100%" officeooo:rsid="00ef6c52"/>
    </style:style>
    <style:style style:name="T367" style:family="text">
      <style:text-properties fo:color="#00a933" loext:opacity="100%" officeooo:rsid="01114bb2"/>
    </style:style>
    <style:style style:name="T368" style:family="text">
      <style:text-properties fo:color="#00a933" loext:opacity="100%" officeooo:rsid="011783eb"/>
    </style:style>
    <style:style style:name="T369" style:family="text">
      <style:text-properties fo:color="#00a933" loext:opacity="100%" officeooo:rsid="01191ce8"/>
    </style:style>
    <style:style style:name="T370" style:family="text">
      <style:text-properties officeooo:rsid="0098f5b4"/>
    </style:style>
    <style:style style:name="T371" style:family="text">
      <style:text-properties officeooo:rsid="0099caad"/>
    </style:style>
    <style:style style:name="T372" style:family="text">
      <style:text-properties officeooo:rsid="00a0f062"/>
    </style:style>
    <style:style style:name="T373" style:family="text">
      <style:text-properties fo:color="#158466" loext:opacity="100%"/>
    </style:style>
    <style:style style:name="T374" style:family="text">
      <style:text-properties fo:color="#158466" loext:opacity="100%" officeooo:rsid="00ae7c16"/>
    </style:style>
    <style:style style:name="T375" style:family="text">
      <style:text-properties fo:color="#158466" loext:opacity="100%" style:font-name="Futura Std Condensed" officeooo:rsid="00b3984f"/>
    </style:style>
    <style:style style:name="T376" style:family="text">
      <style:text-properties fo:color="#158466" loext:opacity="100%" officeooo:rsid="011783eb"/>
    </style:style>
    <style:style style:name="T377" style:family="text">
      <style:text-properties officeooo:rsid="00b8d8fd"/>
    </style:style>
    <style:style style:name="T378" style:family="text">
      <style:text-properties fo:color="#808080" loext:opacity="100%" officeooo:rsid="00a7cb89"/>
    </style:style>
    <style:style style:name="T379" style:family="text">
      <style:text-properties fo:color="#808080" loext:opacity="100%" style:font-name="Futura Std Condensed" officeooo:rsid="00a46215"/>
    </style:style>
    <style:style style:name="T380" style:family="text">
      <style:text-properties fo:color="#808080" loext:opacity="100%" officeooo:rsid="00a46215"/>
    </style:style>
    <style:style style:name="T381" style:family="text">
      <style:text-properties fo:color="#808080" loext:opacity="100%" fo:font-weight="bold" officeooo:rsid="00a46215" style:font-weight-asian="bold" style:font-weight-complex="bold"/>
    </style:style>
    <style:style style:name="T382" style:family="text">
      <style:text-properties fo:color="#808080" loext:opacity="100%" officeooo:rsid="00dcc94b"/>
    </style:style>
    <style:style style:name="T383" style:family="text">
      <style:text-properties fo:color="#808080" loext:opacity="100%" officeooo:rsid="00e9a091"/>
    </style:style>
    <style:style style:name="T384" style:family="text">
      <style:text-properties officeooo:rsid="00c28cba"/>
    </style:style>
    <style:style style:name="T385" style:family="text">
      <style:text-properties officeooo:rsid="00c58f5c"/>
    </style:style>
    <style:style style:name="T386" style:family="text">
      <style:text-properties officeooo:rsid="00c8a72c"/>
    </style:style>
    <style:style style:name="T387" style:family="text">
      <style:text-properties officeooo:rsid="00ca4724"/>
    </style:style>
    <style:style style:name="T388" style:family="text">
      <style:text-properties officeooo:rsid="00cb7f5f"/>
    </style:style>
    <style:style style:name="T389" style:family="text">
      <style:text-properties officeooo:rsid="00d287be"/>
    </style:style>
    <style:style style:name="T390" style:family="text">
      <style:text-properties officeooo:rsid="00d87f02"/>
    </style:style>
    <style:style style:name="T391" style:family="text">
      <style:text-properties fo:font-size="18pt" officeooo:rsid="00c56511" style:font-size-asian="18pt" style:font-size-complex="18pt"/>
    </style:style>
    <style:style style:name="T392" style:family="text">
      <style:text-properties fo:font-size="18pt" officeooo:rsid="00c84595" style:font-size-asian="18pt" style:font-size-complex="18pt"/>
    </style:style>
    <style:style style:name="T393" style:family="text">
      <style:text-properties fo:font-size="18pt" officeooo:rsid="00c28cba" style:font-size-asian="18pt" style:font-size-complex="18pt"/>
    </style:style>
    <style:style style:name="T394" style:family="text">
      <style:text-properties fo:font-size="18pt" officeooo:rsid="00c3b924" style:font-size-asian="18pt" style:font-size-complex="18pt"/>
    </style:style>
    <style:style style:name="T395" style:family="text">
      <style:text-properties officeooo:rsid="007b6d21"/>
    </style:style>
    <style:style style:name="T396" style:family="text">
      <style:text-properties officeooo:rsid="00dcc94b"/>
    </style:style>
    <style:style style:name="T397" style:family="text">
      <style:text-properties officeooo:rsid="00e112ed"/>
    </style:style>
    <style:style style:name="T398" style:family="text">
      <style:text-properties officeooo:rsid="00e2218e"/>
    </style:style>
    <style:style style:name="T399" style:family="text">
      <style:text-properties officeooo:rsid="00e4b10a"/>
    </style:style>
    <style:style style:name="T400" style:family="text">
      <style:text-properties officeooo:rsid="00e707e0"/>
    </style:style>
    <style:style style:name="T401" style:family="text">
      <style:text-properties officeooo:rsid="00e86cd5"/>
    </style:style>
    <style:style style:name="T402" style:family="text">
      <style:text-properties officeooo:rsid="00e9a091"/>
    </style:style>
    <style:style style:name="T403" style:family="text">
      <style:text-properties officeooo:rsid="00ebffaf"/>
    </style:style>
    <style:style style:name="T404" style:family="text">
      <style:text-properties officeooo:rsid="00f77c78"/>
    </style:style>
    <style:style style:name="T405" style:family="text">
      <style:text-properties officeooo:rsid="00fa6c72"/>
    </style:style>
    <style:style style:name="T406" style:family="text">
      <style:text-properties officeooo:rsid="0102d0e2"/>
    </style:style>
    <style:style style:name="T407" style:family="text">
      <style:text-properties officeooo:rsid="01060e74"/>
    </style:style>
    <style:style style:name="T408" style:family="text">
      <style:text-properties officeooo:rsid="0108be5c"/>
    </style:style>
    <style:style style:name="T409" style:family="text">
      <style:text-properties officeooo:rsid="011113a5"/>
    </style:style>
    <style:style style:name="T410" style:family="text">
      <style:text-properties officeooo:rsid="01114bb2"/>
    </style:style>
    <style:style style:name="T411" style:family="text">
      <style:text-properties officeooo:rsid="00f9979f"/>
    </style:style>
    <style:style style:name="T412" style:family="text">
      <style:text-properties officeooo:rsid="011783eb"/>
    </style:style>
    <style:style style:name="T413" style:family="text">
      <style:text-properties officeooo:rsid="01191ce8"/>
    </style:style>
    <style:style style:name="T414" style:family="text">
      <style:text-properties style:font-name="Futura Std Condensed " officeooo:rsid="01191ce8"/>
    </style:style>
    <style:style style:name="T415" style:family="text">
      <style:text-properties fo:color="#ff0000" loext:opacity="100%" style:font-name="Futura Std Condensed " officeooo:rsid="01191ce8"/>
    </style:style>
    <style:style style:name="T416" style:family="text">
      <style:text-properties fo:color="#ff0000" loext:opacity="100%" style:font-name="Futura Std Condensed " style:text-underline-style="solid" style:text-underline-width="auto" style:text-underline-color="font-color" officeooo:rsid="01191ce8"/>
    </style:style>
    <style:style style:name="T417" style:family="text">
      <style:text-properties fo:color="#ff0000" loext:opacity="100%" style:font-name="Futura Std Condensed " style:text-underline-style="solid" style:text-underline-width="auto" style:text-underline-color="font-color" officeooo:rsid="01191ce8" fo:background-color="#ffff00" loext:char-shading-value="0"/>
    </style:style>
    <style:style style:name="T418" style:family="text">
      <style:text-properties fo:color="#ff0000" loext:opacity="100%" style:font-name="Futura Std Condensed " style:text-underline-style="solid" style:text-underline-width="auto" style:text-underline-color="font-color" officeooo:rsid="01191ce8" fo:background-color="#ffff00" loext:char-shading-value="0"/>
    </style:style>
    <style:style style:name="T419" style:family="text">
      <style:text-properties fo:color="#ff0000" loext:opacity="100%" style:font-name="Futura Std Condensed " style:text-underline-style="solid" style:text-underline-width="auto" style:text-underline-color="font-color" officeooo:rsid="00cb7f5f" fo:background-color="#ffff00" loext:char-shading-value="0"/>
    </style:style>
    <style:style style:name="T420" style:family="text">
      <style:text-properties fo:color="#ff0000" loext:opacity="100%" style:font-name="Futura Std Condensed " style:text-underline-style="solid" style:text-underline-width="auto" style:text-underline-color="font-color" officeooo:rsid="00cb7f5f" fo:background-color="#ffff00" loext:char-shading-value="0"/>
    </style:style>
    <style:style style:name="T421" style:family="text">
      <style:text-properties fo:color="#ff0000" loext:opacity="100%" style:font-name="Futura Std Condensed " style:text-underline-style="solid" style:text-underline-width="auto" style:text-underline-color="font-color" officeooo:rsid="00d287be" fo:background-color="#ffff00" loext:char-shading-value="0"/>
    </style:style>
    <style:style style:name="T422" style:family="text">
      <style:text-properties fo:color="#ff0000" loext:opacity="100%" style:font-name="Futura Std Condensed " style:text-underline-style="solid" style:text-underline-width="auto" style:text-underline-color="font-color" officeooo:rsid="00d287be" fo:background-color="#ffff00" loext:char-shading-value="0"/>
    </style:style>
    <style:style style:name="T423" style:family="text">
      <style:text-properties fo:color="#ff0000" loext:opacity="100%" style:font-name="Futura Std Condensed " style:text-underline-style="solid" style:text-underline-width="auto" style:text-underline-color="font-color" officeooo:rsid="011b1c62" fo:background-color="#ffff00" loext:char-shading-value="0"/>
    </style:style>
    <style:style style:name="T424" style:family="text">
      <style:text-properties fo:color="#ff0000" loext:opacity="100%" style:font-name="Futura Std Condensed " style:text-underline-style="solid" style:text-underline-width="auto" style:text-underline-color="font-color" officeooo:rsid="011b1c62" fo:background-color="#ffff00" loext:char-shading-value="0"/>
    </style:style>
    <style:style style:name="T425" style:family="text">
      <style:text-properties fo:color="#ff0000" loext:opacity="100%" style:font-name="Futura Std Condensed " style:text-underline-style="solid" style:text-underline-width="auto" style:text-underline-color="font-color" officeooo:rsid="00cb7f5f"/>
    </style:style>
    <style:style style:name="T426" style:family="text">
      <style:text-properties fo:color="#ff0000" loext:opacity="100%" style:font-name="Futura Std Condensed " style:text-underline-style="solid" style:text-underline-width="auto" style:text-underline-color="font-color" officeooo:rsid="00d287be"/>
    </style:style>
    <style:style style:name="T427" style:family="text">
      <style:text-properties fo:color="#ff0000" loext:opacity="100%" style:font-name="Futura Std Condensed " style:text-underline-style="solid" style:text-underline-width="auto" style:text-underline-color="font-color" officeooo:rsid="011b1c62"/>
    </style:style>
    <style:style style:name="T428" style:family="text">
      <style:text-properties fo:color="#ff0000" loext:opacity="100%" style:font-name="Futura Std Condensed " officeooo:rsid="00cb7f5f"/>
    </style:style>
    <style:style style:name="T429" style:family="text">
      <style:text-properties fo:color="#ff0000" loext:opacity="100%" style:font-name="Futura Std Condensed " officeooo:rsid="00d287be"/>
    </style:style>
    <style:style style:name="T430" style:family="text">
      <style:text-properties fo:color="#ff0000" loext:opacity="100%" style:font-name="Futura Std Condensed " officeooo:rsid="011b1c62"/>
    </style:style>
    <style:style style:name="T431" style:family="text">
      <style:text-properties fo:color="#ff0000" loext:opacity="100%" officeooo:rsid="00cb7f5f"/>
    </style:style>
    <style:style style:name="T432" style:family="text">
      <style:text-properties fo:color="#ff0000" loext:opacity="100%" officeooo:rsid="00d287be"/>
    </style:style>
    <style:style style:name="T433" style:family="text">
      <style:text-properties fo:color="#ff0000" loext:opacity="100%" officeooo:rsid="011b1c62"/>
    </style:style>
    <style:style style:name="T434" style:family="text">
      <style:text-properties officeooo:rsid="011b1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indergarten Massaker</text:p>
      <text:p text:style-name="P1"/>
      <text:p text:style-name="P1"/>
      <text:p text:style-name="P1"/>
      <text:p text:style-name="P2">Pitch</text:p>
      <text:p text:style-name="P19"/>
      <text:p text:style-name="P36"><text:span text:style-name="T4"><text:tab/></text:span><text:span text:style-name="T314">P</text:span><text:span text:style-name="T4">eaceful Alien</text:span> <text:span text:style-name="T370">l</text:span>and<text:span text:style-name="T3">s</text:span> in a Kindergarten. Kids are coming from everywhere. More and more. They tend to surround the <text:span text:style-name="T3">Alien</text:span> <text:span text:style-name="T312">a</text:span><text:span text:style-name="T4">nd they want “blood”! </text:span><text:span text:style-name="T390">The </text:span><text:span text:style-name="T290">Alien</text:span> has to avoid <text:span text:style-name="T1">kids</text:span> in order to survive. Everything’s seen through a surveillance<text:span text:style-name="T290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19"/>
      <text:p text:style-name="P25"><text:tab/><text:span text:style-name="T276">The game will be a</text:span><text:span text:style-name="T20"> </text:span><text:span text:style-name="T23">Top Down Shooter</text:span><text:span text:style-name="T160"> in </text:span><text:span text:style-name="T20">2D pixel art</text:span><text:span text:style-name="T276"> </text:span><text:span text:style-name="T286">style</text:span><text:span text:style-name="T276">.</text:span></text:p>
      <text:p text:style-name="P20"/>
      <text:p text:style-name="P20"><text:tab/>The game will<text:span text:style-name="T253"> </text:span>be in <text:span text:style-name="T6">German</text:span> (just because the title rocks in German).</text:p>
      <text:p text:style-name="P20"/>
      <text:p text:style-name="P24"><text:tab/><text:span text:style-name="T30">1 player versus CPU</text:span><text:span text:style-name="T186">.</text:span></text:p>
      <text:p text:style-name="P20"/>
      <text:p text:style-name="P24"><text:tab/><text:span text:style-name="T35">1 difficulty level</text:span><text:span text:style-name="T186">.</text:span></text:p>
      <text:p text:style-name="P32"/>
      <text:p text:style-name="P32"><text:tab/><text:span text:style-name="T276">One</text:span> game last<text:span text:style-name="T284">s</text:span> <text:span text:style-name="T253">up to</text:span> <text:span text:style-name="T14">1 minute</text:span> (or a bit more <text:span text:style-name="T253">with luck as player will become “blind” at some point</text:span>). <text:span text:style-name="T315">As long as the Alien can survive, the game isn’t over but considering that </text:span><text:span text:style-name="T334">after </text:span><text:span text:style-name="T315">about 1 minute the screen </text:span><text:span text:style-name="T354">gets</text:span><text:span text:style-name="T315"> black, I don’t think the game will last very long </text:span><text:span text:style-name="T354">after that</text:span><text:span text:style-name="T315">...</text:span></text:p>
      <text:p text:style-name="P21"/>
      <text:p text:style-name="P21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41">.</text:span><text:span text:style-name="T293"> </text:span><text:span text:style-name="T309">We’ll give the length of the game but</text:span><text:span text:style-name="T234"> </text:span><text:span text:style-name="T235">(</text:span><text:span text:style-name="T234">if it doesn’t break the record, then</text:span><text:span text:style-name="T235">)</text:span><text:span text:style-name="T234"> </text:span><text:span text:style-name="T309">“</text:span><text:span text:style-name="T304">it’ll be lost for ever like tears in the rain!</text:span><text:span text:style-name="T309">” </text:span><text:span text:style-name="T327">This means that we’ll have to write something in a file on the computer… Is that a good idea (probably not) </text:span><text:span text:style-name="T329">but considering that there is now a lot to unlock in the game, it could be nice to not have to unlock everything every time</text:span><text:span text:style-name="T328">… </text:span></text:p>
      <text:p text:style-name="P21"/>
      <text:p text:style-name="P21"><text:tab/><text:span text:style-name="T19">Nothing to gather</text:span><text:span text:style-name="T253">: no bonus, </text:span><text:span text:style-name="T312">no health, </text:span><text:span text:style-name="T253">no money, no points, </text:span><text:span text:style-name="T276">no weapon, no armor, </text:span><text:span text:style-name="T253">no nothing!</text:span></text:p>
      <text:p text:style-name="P21"/>
      <text:p text:style-name="P21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1"/>
      <text:p text:style-name="P21"><text:span text:style-name="T62"><text:tab/></text:span><text:span text:style-name="T78">The Alien is invulnerable for the first </text:span><text:span text:style-name="T101">2</text:span><text:span text:style-name="T78"> seconds </text:span><text:span text:style-name="T86">of the game “</text:span><text:span text:style-name="T101">flashing” </text:span><text:span text:style-name="T57">white for 3 frames</text:span><text:span text:style-name="T78">!</text:span></text:p>
      <text:p text:style-name="P21"><text:span text:style-name="T78"><text:tab/></text:span><text:span text:style-name="T58">While invulnerable, the alien can’t use his talent…</text:span></text:p>
      <text:p text:style-name="P21"><text:span text:style-name="T118"/></text:p>
      <text:p text:style-name="P132"><text:span text:style-name="T308"><text:tab/></text:span><text:span text:style-name="T118">Whenever mentioning a color, it as to be taken form the game’s palette!</text:span></text:p>
      <text:p text:style-name="P98"><text:span text:style-name="T372">The </text:span>Alien</text:p>
      <text:p text:style-name="P99"/>
      <text:p text:style-name="P50"><text:span text:style-name="T354">The</text:span> <text:span text:style-name="T354">A</text:span>lien<text:span text:style-name="T354">s</text:span> <text:span text:style-name="T354">have</text:span> <text:span text:style-name="T334">female </text:span>German old fashioned name<text:span text:style-name="T354">s</text:span>: <text:span text:style-name="T354">the player’s Alien is called </text:span><text:span text:style-name="T86">Brünhild</text:span><text:span text:style-name="T354">, the other one at the teleportation desk is called </text:span><text:span text:style-name="T86">Gudrun</text:span><text:span text:style-name="T236"> </text:span><text:span text:style-name="T241">and the Great Tependicular’s name is </text:span><text:span text:style-name="T108">Hildegard</text:span>!</text:p>
      <text:p text:style-name="P33"/>
      <text:p text:style-name="P106"><text:span text:style-name="T163">The </text:span><text:span text:style-name="T172">A</text:span><text:span text:style-name="T162">lien </text:span><text:span text:style-name="T171">has</text:span><text:span text:style-name="T302"> 1000 hit points (HP)</text:span><text:span text:style-name="T162">.</text:span></text:p>
      <text:p text:style-name="P35"/>
      <text:p text:style-name="P41"><text:tab/><text:span text:style-name="T354">The</text:span><text:span text:style-name="T287"> Alien has</text:span><text:span text:style-name="T4"> </text:span><text:span text:style-name="T15">1</text:span><text:span text:style-name="T14"> defensive </text:span><text:span text:style-name="T20">skill</text:span><text:span text:style-name="T159"> </text:span><text:span text:style-name="T223">to choose</text:span>:</text:p>
      <text:p text:style-name="P35"/>
      <text:p text:style-name="P37"><text:tab/>- <text:span text:style-name="T14">Random teleportation</text:span><text:span text:style-name="T200"> </text:span><text:span text:style-name="T208">(</text:span><text:span text:style-name="T358">cooldown: </text:span><text:span text:style-name="T362">10</text:span><text:span text:style-name="T358"> seconds</text:span><text:span text:style-name="T208">). </text:span><text:span text:style-name="T238">Available teleportation points are defined in the Background.tscn. </text:span><text:span text:style-name="T324">Uses RANDOM TELEPORTATION fx.</text:span></text:p>
      <text:p text:style-name="P43"><text:tab/>- <text:span text:style-name="T14">Dash</text:span> <text:span text:style-name="T2">(</text:span><text:span text:style-name="T256">pass through </text:span><text:span text:style-name="T254">kids and attacks</text:span><text:span text:style-name="T209"> – </text:span><text:span text:style-name="T358">cooldown: 15 seconds</text:span><text:span text:style-name="T2">).</text:span><text:span text:style-name="T238"> </text:span><text:span text:style-name="T324">Uses DASH fx.</text:span></text:p>
      <text:p text:style-name="P43"><text:tab/>- <text:span text:style-name="T14">Repulsive </text:span><text:span text:style-name="T16">explosion</text:span><text:span text:style-name="T139"> </text:span><text:span text:style-name="T140">(repulsive effect </text:span><text:span text:style-name="T141">only on kids </text:span><text:span text:style-name="T139">–</text:span><text:span text:style-name="T141"> </text:span><text:span text:style-name="T143">not the </text:span><text:span text:style-name="T157">ranged </text:span><text:span text:style-name="T143">attacks</text:span><text:span text:style-name="T209"> – </text:span><text:span text:style-name="T358">cooldown: 10 seconds</text:span><text:span text:style-name="T140">).</text:span><text:span text:style-name="T238"> </text:span><text:span text:style-name="T324">Uses REPULSIVE EXPLOSION fx.</text:span></text:p>
      <text:p text:style-name="P43"><text:tab/>- <text:span text:style-name="T14">Freezing </text:span><text:span text:style-name="T66">shockwave</text:span><text:span text:style-name="T17"> </text:span><text:span text:style-name="T140">(</text:span><text:span text:style-name="T151">Freezes nearby enemies for </text:span><text:span text:style-name="T152">4</text:span><text:span text:style-name="T151"> seconds</text:span><text:span text:style-name="T209"> </text:span><text:span text:style-name="T210">–</text:span><text:span text:style-name="T209"> </text:span><text:span text:style-name="T143">not the </text:span><text:span text:style-name="T157">ranged attacks</text:span><text:span text:style-name="T209"> – </text:span><text:span text:style-name="T358">cooldown: 15 seconds</text:span><text:span text:style-name="T140">).</text:span><text:span text:style-name="T238"> </text:span><text:span text:style-name="T324">Uses FREEZING SHOCKWAVE fx.</text:span></text:p>
      <text:p text:style-name="P43"><text:tab/>- <text:span text:style-name="T18">Quick r</text:span><text:span text:style-name="T17">unner </text:span><text:span text:style-name="T140">(</text:span><text:span text:style-name="T227">runs</text:span><text:span text:style-name="T207"> 2</text:span><text:span text:style-name="T222">0</text:span><text:span text:style-name="T207">% faster – </text:span><text:span text:style-name="T360">permanent</text:span><text:span text:style-name="T140">). </text:span><text:span text:style-name="T156">It means </text:span><text:span text:style-name="T47">increasing fps</text:span><text:span text:style-name="T156"> or </text:span><text:span text:style-name="T47">m/s</text:span><text:span text:style-name="T156">.</text:span><text:span text:style-name="T219"> </text:span><text:span text:style-name="T325">Uses NO fx.</text:span></text:p>
      <text:p text:style-name="P43"><text:tab/>- <text:span text:style-name="T16">Force </text:span><text:span text:style-name="T66">f</text:span><text:span text:style-name="T16">ield</text:span><text:span text:style-name="T139"> </text:span><text:span text:style-name="T140">(repulsive effect </text:span><text:span text:style-name="T206">for </text:span><text:span text:style-name="T207">6</text:span><text:span text:style-name="T206"> seconds</text:span><text:span text:style-name="T141"> on </text:span><text:span text:style-name="T155">ranged attacks</text:span><text:span text:style-name="T209"> – </text:span><text:span text:style-name="T358">cooldown: </text:span><text:span text:style-name="T363">10</text:span><text:span text:style-name="T358"> seconds</text:span><text:span text:style-name="T140">).</text:span><text:span text:style-name="T238"> </text:span><text:span text:style-name="T324">Uses FORCE FIELD fx.</text:span></text:p>
      <text:p text:style-name="P43"><text:tab/>- <text:span text:style-name="T16">Time stop </text:span><text:span text:style-name="T140">(affects </text:span><text:span text:style-name="T151">everything </text:span><text:span text:style-name="T232">(except </text:span><text:span text:style-name="T233">the Alien</text:span><text:span text:style-name="T232">)</text:span><text:span text:style-name="T151"> for 3 seconds</text:span><text:span text:style-name="T209"> – </text:span><text:span text:style-name="T358">cooldown: 20 seconds</text:span><text:span text:style-name="T141">). </text:span><text:span text:style-name="T219"><text:s/></text:span><text:span text:style-name="T325">Uses TIME STOP fx.</text:span></text:p>
      <text:p text:style-name="P130"><text:tab/>- <text:span text:style-name="T18">Mirror images</text:span><text:span text:style-name="T137"> (</text:span><text:span text:style-name="T262">3</text:span><text:span text:style-name="T255"> </text:span><text:span text:style-name="T263">i</text:span><text:span text:style-name="T262">nvulnerable </text:span><text:span text:style-name="T260">copies </text:span><text:span text:style-name="T263">of the Alien</text:span><text:span text:style-name="T137"> </text:span><text:span text:style-name="T387">appear (“flashing” </text:span><text:span text:style-name="T413">white</text:span><text:span text:style-name="T387"> for 3 frames) and </text:span><text:span text:style-name="T137">start </text:span><text:span text:style-name="T353">running</text:span><text:span text:style-name="T137"> in random directions </text:span><text:span text:style-name="T413">(</text:span><text:span text:style-name="T272">movement collisions apply</text:span><text:span text:style-name="T413">)</text:span><text:span text:style-name="T137"> from the player attracting clos</text:span><text:span text:style-name="T413">e enough </text:span><text:span text:style-name="T137">kids for </text:span><text:span text:style-name="T259">3</text:span><text:span text:style-name="T255"> seconds</text:span><text:span text:style-name="T274"> </text:span><text:span text:style-name="T275">then disappear</text:span><text:span text:style-name="T209"> </text:span><text:span text:style-name="T212">(“flashing” </text:span><text:span text:style-name="T221">white</text:span><text:span text:style-name="T212"> for 3 frames) </text:span><text:span text:style-name="T209">– </text:span><text:span text:style-name="T358">cooldown: 1</text:span><text:span text:style-name="T361">5</text:span><text:span text:style-name="T358"> seconds</text:span><text:span text:style-name="T137">).</text:span><text:span text:style-name="T219"> </text:span><text:span text:style-name="T158">If hit by an attack, the mirror image disappears instantly</text:span><text:span text:style-name="T221"> </text:span><text:span text:style-name="T212">(“flashing” </text:span><text:span text:style-name="T221">white</text:span><text:span text:style-name="T212"> for 3 frames)</text:span><text:span text:style-name="T221">. </text:span><text:span text:style-name="T325">Uses MIRROR IMAGES fx.</text:span></text:p>
      <text:p text:style-name="P43"><text:tab/>- <text:span text:style-name="T24">Dodger</text:span><text:span text:style-name="T280"> (hit box </text:span><text:span text:style-name="T313">size </text:span><text:span text:style-name="T280">reduced</text:span><text:span text:style-name="T140"> </text:span><text:span text:style-name="T207">by 2</text:span><text:span text:style-name="T222">0</text:span><text:span text:style-name="T207">% </text:span><text:span text:style-name="T140">– </text:span><text:span text:style-name="T359">permanent</text:span><text:span text:style-name="T280">).</text:span><text:span text:style-name="T219"> </text:span><text:span text:style-name="T325">Uses NO fx.</text:span></text:p>
      <text:p text:style-name="P130"><text:tab/>- <text:span text:style-name="T24">Invisible</text:span><text:span text:style-name="T280"> (makes </text:span><text:span text:style-name="T257">enemies go away </text:span><text:span text:style-name="T261">as if the Alien wasn’t here</text:span><text:span text:style-name="T280"> for </text:span><text:span text:style-name="T385">4</text:span><text:span text:style-name="T280"> seconds</text:span><text:span text:style-name="T209"> </text:span><text:span text:style-name="T217">but can take damages </text:span><text:span text:style-name="T221">and movement collisions apply)</text:span><text:span text:style-name="T209">– </text:span><text:span text:style-name="T358">cooldown: </text:span><text:span text:style-name="T361">20</text:span><text:span text:style-name="T358"> seconds</text:span><text:span text:style-name="T280">).</text:span><text:span text:style-name="T219"> </text:span><text:span text:style-name="T325">Uses INVISIBLE fx.</text:span></text:p>
      <text:p text:style-name="P43"><text:tab/>- <text:span text:style-name="T24">Shield</text:span><text:span text:style-name="T280"> (</text:span><text:span text:style-name="T258">invulnerable to </text:span><text:span text:style-name="T264">hand-to-hand</text:span><text:span text:style-name="T261"> </text:span><text:span text:style-name="T258">attack</text:span><text:span text:style-name="T264">s</text:span><text:span text:style-name="T261"> for </text:span><text:span text:style-name="T265">3</text:span><text:span text:style-name="T261"> seconds</text:span><text:span text:style-name="T209"> – </text:span><text:span text:style-name="T358">cooldown: 10 seconds</text:span><text:span text:style-name="T280">).</text:span><text:span text:style-name="T219"> </text:span><text:span text:style-name="T325">Uses SHIELD fx.</text:span></text:p>
      <text:p text:style-name="P51"><text:tab/>- <text:span text:style-name="T14">Second life</text:span> (restart with <text:span text:style-name="T355">300 HP</text:span> from where the <text:span text:style-name="T387">Alien</text:span><text:span text:style-name="T347"> died – </text:span><text:span text:style-name="T364">only 1 time</text:span>). <text:span text:style-name="T390">No teleportation at the restart. The enemies resume doing their things. The alien stays dead for 2 seconds then revive</text:span><text:span text:style-name="T409">s, </text:span><text:span text:style-name="T412">quickly</text:span><text:span text:style-name="T390"> “flashing” </text:span><text:span text:style-name="T413">white</text:span><text:span text:style-name="T390"> for 1 </text:span><text:span text:style-name="T409">second (invulnerab</text:span><text:span text:style-name="T413">le</text:span><text:span text:style-name="T409"> at restart </text:span><text:span text:style-name="T413">for 1 second</text:span><text:span text:style-name="T409">)</text:span><text:span text:style-name="T390">.</text:span></text:p>
      <text:p text:style-name="P43"><text:tab/>- <text:span text:style-name="T24">Healthy</text:span><text:span text:style-name="T280"> (</text:span><text:span text:style-name="T313">2</text:span><text:span text:style-name="T352">0</text:span><text:span text:style-name="T313">% </text:span><text:span text:style-name="T280">more hit points – </text:span><text:span text:style-name="T357">permanent</text:span><text:span text:style-name="T280">).</text:span><text:span text:style-name="T219"> </text:span><text:span text:style-name="T325">Uses NO fx.</text:span></text:p>
      <text:p text:style-name="P43"><text:tab/>- <text:span text:style-name="T25">Regeneration</text:span><text:span text:style-name="T281"> (</text:span><text:span text:style-name="T355">5</text:span><text:span text:style-name="T351"> hp per second – </text:span><text:span text:style-name="T356">permanent</text:span><text:span text:style-name="T281">).</text:span><text:span text:style-name="T219"> </text:span><text:span text:style-name="T325">Uses NO fx.</text:span></text:p>
      <text:p text:style-name="P43"><text:soft-page-break/><text:tab/>- <text:span text:style-name="T26">Hand to hand </text:span><text:span text:style-name="T82">specialist</text:span><text:span text:style-name="T282"> (50% damage from short range but 200% damage from long range – </text:span><text:span text:style-name="T357">permanent</text:span><text:span text:style-name="T282">).</text:span><text:span text:style-name="T219"> </text:span><text:span text:style-name="T325">Uses NO fx.</text:span></text:p>
      <text:p text:style-name="P43"><text:tab/>- <text:span text:style-name="T26">Ranged </text:span><text:span text:style-name="T33">fighting </text:span><text:span text:style-name="T82">expert</text:span><text:span text:style-name="T282"> (50% damage from long range but 200% damage from short range – </text:span><text:span text:style-name="T357">permanent</text:span><text:span text:style-name="T282">).</text:span><text:span text:style-name="T219"> </text:span><text:span text:style-name="T325">Uses NO fx.</text:span></text:p>
      <text:p text:style-name="P43"><text:tab/>- <text:span text:style-name="T7">None!</text:span><text:span text:style-name="T13"> </text:span><text:span text:style-name="T223">(</text:span><text:span text:style-name="T248">+10% hp </text:span><text:span text:style-name="T208">–</text:span><text:span text:style-name="T248"> </text:span><text:span text:style-name="T365">permanen</text:span><text:span text:style-name="T366">t! </text:span><text:span text:style-name="T369">So not really “no talent at all”</text:span><text:span text:style-name="T223">).</text:span><text:span text:style-name="T219"> </text:span><text:span text:style-name="T325">Uses NO fx.</text:span></text:p>
      <text:p text:style-name="P43"><text:span text:style-name="T395"><text:tab/>- </text:span><text:span text:style-name="T104">Der Techniker</text:span><text:span text:style-name="T395"> </text:span><text:span text:style-name="T408">The technician </text:span><text:span text:style-name="T395">(</text:span><text:span text:style-name="T396">hidden talent to unlock (</text:span><text:span text:style-name="T382">see condition </text:span><text:span text:style-name="T383">at the end</text:span><text:span text:style-name="T396">)</text:span><text:span text:style-name="T347"> – </text:span><text:span text:style-name="T364">only 1 time</text:span><text:span text:style-name="T395">).</text:span><text:span text:style-name="T390"> </text:span><text:span text:style-name="T396">Resets the game overlay shader values </text:span><text:span text:style-name="T403">(and restart</text:span><text:span text:style-name="T408">s</text:span><text:span text:style-name="T403"> its animation!)</text:span><text:span text:style-name="T390">. </text:span><text:span text:style-name="T412">We’ll eventually also reset the random selections in the Overlay #1). </text:span><text:span text:style-name="T402">This allows a longer game leading to more kids… </text:span><text:span text:style-name="T115">Once the screen start</text:span><text:span text:style-name="T117">s</text:span><text:span text:style-name="T115"> shuting down, you can’t use that talent</text:span><text:span text:style-name="T412">.</text:span><text:span text:style-name="T219"> </text:span><text:span text:style-name="T325">Uses TECHNIKER fx.</text:span></text:p>
      <text:p text:style-name="P42"><text:span text:style-name="T395"><text:tab/>- </text:span><text:span text:style-name="T111">Zufällig… </text:span><text:span text:style-name="T408">H</text:span><text:span text:style-name="T396">idden “talent” to unlock (</text:span><text:span text:style-name="T382">see condition </text:span><text:span text:style-name="T383">at the end</text:span><text:span text:style-name="T395">).</text:span><text:span text:style-name="T390"> </text:span><text:span text:style-name="T407">A random talent is selected at game launch</text:span><text:span text:style-name="T402">… </text:span><text:span text:style-name="T408">The player won’t know which one has been selected until </text:span><text:span text:style-name="T413">using it (if not permanent)</text:span><text:span text:style-name="T408">.</text:span></text:p>
      <text:p text:style-name="P43"><text:tab/>- <text:span text:style-name="T112">Kotz</text:span><text:span text:style-name="T14">sicher</text:span><text:span text:style-name="T408"> “Vomit-proof” (the alien can walk through vomit suffering </text:span><text:span text:style-name="T409">only 50% of damages</text:span><text:span text:style-name="T408"> </text:span><text:span text:style-name="T347">–</text:span><text:span text:style-name="T408"> </text:span><text:span text:style-name="T357">permanent</text:span><text:span text:style-name="T408">).</text:span><text:span text:style-name="T396"> (</text:span><text:span text:style-name="T382">see condition </text:span><text:span text:style-name="T383">at the end</text:span><text:span text:style-name="T395">)</text:span><text:span text:style-name="T219"> </text:span><text:span text:style-name="T325">Uses NO fx.</text:span></text:p>
      <text:p text:style-name="P43"><text:tab/>- <text:span text:style-name="T113">Bullet time</text:span><text:span text:style-name="T409"> (everything except the Alien is slowed down by 50% for 3 seconds</text:span><text:span text:style-name="T212"> </text:span><text:span text:style-name="T209">– </text:span><text:span text:style-name="T358">cooldown: 1</text:span><text:span text:style-name="T361">5</text:span><text:span text:style-name="T358"> seconds</text:span><text:span text:style-name="T409">).</text:span><text:span text:style-name="T396"> (</text:span><text:span text:style-name="T382">see condition </text:span><text:span text:style-name="T383">at the end</text:span><text:span text:style-name="T395">). </text:span><text:span text:style-name="T326">“</text:span><text:span text:style-name="T324">Almost” uses MIRROR IMAGES fx but with Bullet_time.wav!</text:span></text:p>
      <text:p text:style-name="P43"><text:tab/>- <text:span text:style-name="T114">Geist</text:span><text:span text:style-name="T410"> (the Alien takes no damage and can pass through enemies for 4 seconds – </text:span><text:span text:style-name="T367">cooldown: 20 seconds</text:span><text:span text:style-name="T410">).</text:span><text:span text:style-name="T396"> (</text:span><text:span text:style-name="T382">see condition </text:span><text:span text:style-name="T383">at the end</text:span><text:span text:style-name="T395">). </text:span><text:span text:style-name="T326">“</text:span><text:span text:style-name="T324">Almost” uses INVISIBLE fx but flashes white instead of being transparent and Geist.wav!</text:span></text:p>
      <text:p text:style-name="P39"/>
      <text:p text:style-name="P40"><text:span text:style-name="T223"><text:tab/></text:span><text:span text:style-name="T238">Shaders are </text:span><text:span text:style-name="T103">never</text:span><text:span text:style-name="T238"> affected by talents </text:span><text:span text:style-name="T239">(except </text:span><text:span text:style-name="T247">by</text:span><text:span text:style-name="T239"> </text:span><text:span text:style-name="T240">Der Techniker</text:span><text:span text:style-name="T239">)</text:span><text:span text:style-name="T238">!</text:span></text:p>
      <text:p text:style-name="P35"/>
      <text:p text:style-name="P35"><text:tab/><text:span text:style-name="T31">S</text:span><text:span text:style-name="T27">kill cooldown is shown by the sprite outline color</text:span><text:span text:style-name="T194"> </text:span><text:span text:style-name="T192">(red means not ready)</text:span><text:span text:style-name="T283">.</text:span></text:p>
      <text:p text:style-name="P38"><text:tab/><text:span text:style-name="T68">No HP shown on screen </text:span><text:span text:style-name="T294">(</text:span><text:span text:style-name="T298">we’ll eventually show that also with the outline turning blue</text:span><text:span text:style-name="T294">)</text:span><text:span text:style-name="T333">.</text:span></text:p>
      <text:p text:style-name="P38"><text:tab/><text:span text:style-name="T106">When hit, the Alien flashes white </text:span><text:span text:style-name="T100">for 3 frames</text:span><text:span text:style-name="T106">.</text:span></text:p>
      <text:p text:style-name="P31"><text:tab/><text:span text:style-name="T6">Each</text:span> <text:span text:style-name="T31">skill</text:span><text:span text:style-name="T14"> has </text:span><text:span text:style-name="T61">its own</text:span><text:span text:style-name="T14"> cooldown</text:span> (<text:span text:style-name="T253">duration</text:span> depending on the <text:span text:style-name="T276">skill </text:span><text:span text:style-name="T390">as seen above</text:span>).</text:p>
      <text:p text:style-name="P35"/>
      <text:p text:style-name="P119"/>
      <text:p text:style-name="P4">Enemies</text:p>
      <text:p text:style-name="P53"/>
      <text:p text:style-name="P53">- <text:span text:style-name="T21">Throwing </text:span><text:span text:style-name="T27">B</text:span><text:span text:style-name="T21">ooger </text:span><text:span text:style-name="T27">K</text:span><text:span text:style-name="T21">ids</text:span><text:span text:style-name="T277"> (</text:span><text:span text:style-name="T302">slow </text:span><text:span text:style-name="T277">medium ranged explosives </text:span><text:span text:style-name="T283">with small effect area</text:span><text:span text:style-name="T277">):</text:span></text:p>
      <text:p text:style-name="P53"><text:tab/><text:span text:style-name="T302">Alien loses </text:span><text:span text:style-name="T70">1</text:span><text:span text:style-name="T33">00 </text:span><text:span text:style-name="T60">HP</text:span><text:span text:style-name="T302"> when hit. </text:span><text:span text:style-name="T268">Only deals damage after exploding on the ground!</text:span></text:p>
      <text:p text:style-name="P53"><text:span text:style-name="T398"><text:tab/></text:span><text:span text:style-name="T413">While in the air, it isn’t stopped by kids, teacher nor alien.</text:span></text:p>
      <text:p text:style-name="P53"/>
      <text:p text:style-name="P53">- <text:span text:style-name="T21">Spitting </text:span><text:span text:style-name="T27">K</text:span><text:span text:style-name="T21">ids</text:span><text:span text:style-name="T277"> (</text:span><text:span text:style-name="T302">quick s</text:span><text:span text:style-name="T299">hort </text:span><text:span text:style-name="T277">ranged </text:span><text:span text:style-name="T371">projectile</text:span><text:span text:style-name="T277">).</text:span></text:p>
      <text:p text:style-name="P54"><text:tab/><text:span text:style-name="T302">Alien loses </text:span><text:span text:style-name="T70">5</text:span><text:span text:style-name="T65">0</text:span><text:span text:style-name="T33"> </text:span><text:span text:style-name="T60">HP</text:span><text:span text:style-name="T302"> when hit. </text:span><text:span text:style-name="T398">Disappear</text:span><text:span text:style-name="T413">s</text:span><text:span text:style-name="T398"> before hitting ground (at the end of the animation).</text:span></text:p>
      <text:p text:style-name="P54"/>
      <text:p text:style-name="P53">- <text:span text:style-name="T21">Kids </text:span><text:span text:style-name="T27">W</text:span><text:span text:style-name="T21">ith </text:span><text:span text:style-name="T27">S</text:span><text:span text:style-name="T21">ticks</text:span><text:span text:style-name="T277"> (</text:span><text:span text:style-name="T302">very quick </text:span><text:span text:style-name="T291">hand to hand</text:span><text:span text:style-name="T277"> attack).</text:span></text:p>
      <text:p text:style-name="P54"><text:tab/><text:span text:style-name="T302">Alien loses </text:span><text:span text:style-name="T70">25</text:span><text:span text:style-name="T33"> </text:span><text:span text:style-name="T60">HP</text:span><text:span text:style-name="T302"> when hit.</text:span></text:p>
      <text:p text:style-name="P54"/>
      <text:p text:style-name="P55">- <text:span text:style-name="T66">Crying </text:span><text:span text:style-name="T28">Kids</text:span><text:span text:style-name="T285"> </text:span><text:span text:style-name="T316">run randomly then stop to cry</text:span><text:span text:style-name="T285">. </text:span><text:span text:style-name="T316">If the Alien is close enough, </text:span><text:span text:style-name="T390">that kid will try to </text:span><text:span text:style-name="T316">kick him. </text:span><text:span text:style-name="T390">Then r</text:span><text:span text:style-name="T321">esume </text:span><text:span text:style-name="T390">his </text:span><text:span text:style-name="T321">routine.</text:span></text:p>
      <text:p text:style-name="P55"><text:tab/><text:span text:style-name="T302">Alien loses </text:span><text:span text:style-name="T70">75</text:span><text:span text:style-name="T33"> </text:span><text:span text:style-name="T60">HP</text:span><text:span text:style-name="T302"> </text:span><text:span text:style-name="T321">when hit</text:span><text:span text:style-name="T303">.</text:span></text:p>
      <text:p text:style-name="P54"/>
      <text:p text:style-name="P53">- <text:span text:style-name="T27">Vomiting </text:span><text:span text:style-name="T28">K</text:span><text:span text:style-name="T27">ids</text:span><text:span text:style-name="T283"> (attack with large effect area). </text:span><text:span text:style-name="T321">Wandering, then vomiting somewhere there’</text:span><text:span text:style-name="T390">s enough</text:span><text:span text:style-name="T321"> space for the puddle, then resuming… The vomit puddle generate an area that everybody’s running away from. </text:span><text:span text:style-name="T413">As soon as the kid starts vomiting, the area is locked for the teacher and other kids to avoid it.</text:span></text:p>
      <text:p text:style-name="P55"><text:tab/><text:span text:style-name="T302">Alien loses </text:span><text:span text:style-name="T33">5</text:span><text:span text:style-name="T65">0</text:span><text:span text:style-name="T33"> </text:span><text:span text:style-name="T60">HP per second</text:span><text:span text:style-name="T302"> when walking in the vomit puddle until exiting it. </text:span><text:span text:style-name="T303">He also takes decreasing damage</text:span><text:span text:style-name="T321"> </text:span><text:span text:style-name="T303">for up to 2 seconds </text:span><text:span text:style-name="T321">(</text:span><text:span text:style-name="T102">35</text:span><text:span text:style-name="T67">HP </text:span><text:span text:style-name="T70">the first second</text:span><text:span text:style-name="T67">, then 1</text:span><text:span text:style-name="T102">5</text:span><text:span text:style-name="T67">HP </text:span><text:span text:style-name="T117">the next one</text:span><text:span text:style-name="T321">) </text:span><text:span text:style-name="T303">after exiting the area. </text:span><text:span text:style-name="T110">Alien becomes </text:span><text:span text:style-name="T117">green</text:span><text:span text:style-name="T110"> (except outline) until he exits the vomit puddle</text:span><text:span text:style-name="T406">.</text:span></text:p>
      <text:p text:style-name="P53"/>
      <text:p text:style-name="P124">- <text:span text:style-name="T22">T</text:span><text:span text:style-name="T70">he t</text:span><text:span text:style-name="T14">eacher </text:span><text:span text:style-name="T378">(see </text:span><text:span text:style-name="T381">*1</text:span><text:span text:style-name="T380"> </text:span><text:span text:style-name="T378">below)</text:span><text:span text:style-name="T295"> </text:span><text:span text:style-name="T237">running </text:span><text:span text:style-name="T138">randomly </text:span><text:span text:style-name="T249">then stops looking around then resumes</text:span><text:span text:style-name="T138">.</text:span> <text:span text:style-name="T336">When </text:span><text:span text:style-name="T278">close </text:span><text:span text:style-name="T336">enough </text:span><text:span text:style-name="T278">to the Alien </text:span><text:span text:style-name="T336">and kids involved in </text:span><text:span text:style-name="T390">a</text:span><text:span text:style-name="T336"> fight,</text:span><text:span text:style-name="T278"> </text:span><text:span text:style-name="T390">tries</text:span> to stop the mess <text:span text:style-name="T278">(</text:span><text:span text:style-name="T321">she</text:span><text:span text:style-name="T279"> </text:span><text:span text:style-name="T321">is an</text:span><text:span text:style-name="T279"> </text:span><text:span text:style-name="T278">obstacle: run</text:span><text:span text:style-name="T279">ning</text:span><text:span text:style-name="T278"> then stop</text:span><text:span text:style-name="T279">ping,</text:span><text:span text:style-name="T278"> trying to calm things down </text:span><text:span text:style-name="T310">staying between kid</text:span><text:span text:style-name="T321">s</text:span><text:span text:style-name="T310"> and Alien</text:span><text:span text:style-name="T278">).</text:span></text:p>
      <text:p text:style-name="P53"/>
      <text:p text:style-name="P126">----------</text:p>
      <text:p text:style-name="P53"/>
      <text:p text:style-name="P65">About “IA”, above is a <text:span text:style-name="T377">basic</text:span> description of the enemy behaviors. In the Pac-Man game, one ghost aims at Pac-Man, another aims ahead of Pac-Man, the third has a random behavior and the fourth ghost tries <text:span text:style-name="T377">to reach Pac-Man when close enough</text:span>. <text:span text:style-name="T377">More or less. Maybe we could be inspired by these ideas for our kids.</text:span></text:p>
      <text:p text:style-name="P65"/>
      <text:p text:style-name="P66"><text:span text:style-name="T390">Every single </text:span><text:span text:style-name="T413">kid</text:span><text:span text:style-name="T390"> has</text:span> a somewhat random size of <text:span text:style-name="T413">its</text:span> detection collider <text:span text:style-name="T390">(+/-1</text:span><text:span text:style-name="T406">5</text:span><text:span text:style-name="T390">%)</text:span>.<text:span text:style-name="T322"> </text:span><text:span text:style-name="T327">Maybe useless?</text:span></text:p>
      <text:p text:style-name="P101">Technically</text:p>
      <text:p text:style-name="P100"/>
      <text:p text:style-name="P102"><text:span text:style-name="T273"><text:tab/></text:span><text:span text:style-name="T121">Animations at </text:span><text:span text:style-name="T122">3</text:span><text:span text:style-name="T121">s</text:span><text:span text:style-name="T317"> </text:span><text:span text:style-name="T318">(</text:span><text:span text:style-name="T319">just like Domestique Baston</text:span><text:span text:style-name="T318">).</text:span></text:p>
      <text:p text:style-name="P47"/>
      <text:p text:style-name="P46"><text:tab/><text:span text:style-name="T138">Every game</text:span><text:span text:style-name="T5"> </text:span><text:span text:style-name="T14">starts from a random point in the area</text:span><text:span text:style-name="T5">. </text:span><text:span text:style-name="T238">available s</text:span><text:span text:style-name="T138">pawning points </text:span><text:span text:style-name="T238">are</text:span><text:span text:style-name="T138"> established before hand </text:span><text:span text:style-name="T238">(in Background.tscn)</text:span><text:span text:style-name="T138">.</text:span></text:p>
      <text:p text:style-name="P46"/>
      <text:p text:style-name="P46"><text:tab/><text:span text:style-name="T34">Camera bug </text:span><text:span text:style-name="T63">effects</text:span><text:span text:style-name="T34"> </text:span><text:span text:style-name="T70">constantly evolve</text:span><text:span text:style-name="T34"> </text:span><text:span text:style-name="T80">up to the max </text:span><text:span text:style-name="T85">after 1 minute</text:span><text:span text:style-name="T350"> </text:span><text:span text:style-name="T337">and</text:span><text:span text:style-name="T288"> </text:span><text:span text:style-name="T34">the last effect (screen shutdown) always happen</text:span><text:span text:style-name="T74">s</text:span><text:span text:style-name="T34"> just after </text:span><text:span text:style-name="T117">that</text:span><text:span text:style-name="T70">… </text:span><text:span text:style-name="T80">But the game still goes on </text:span><text:span text:style-name="T117">and the shader still applies. It’s just “stuck” at the maximum effect reached at the end of the animation</text:span><text:span text:style-name="T80">!</text:span></text:p>
      <text:p text:style-name="P34"/>
      <text:p text:style-name="P29"><text:tab/><text:span text:style-name="T29">A</text:span><text:span text:style-name="T14">lien</text:span> <text:span text:style-name="T291">and </text:span><text:span text:style-name="T38">Enemies</text:span><text:span text:style-name="T291"> </text:span><text:span text:style-name="T301">have</text:span> <text:span text:style-name="T38">8</text:span><text:span text:style-name="T14"> </text:span><text:span text:style-name="T32">action </text:span><text:span text:style-name="T14">direction</text:span><text:span text:style-name="T32">s</text:span><text:span text:style-name="T159">.</text:span></text:p>
      <text:p text:style-name="P94"/>
      <text:p text:style-name="P23"><text:span text:style-name="T159"><text:tab/></text:span><text:span text:style-name="T189">A</text:span><text:span text:style-name="T144">lien animations (</text:span><text:span text:style-name="T40">left</text:span><text:span text:style-name="T144"> and </text:span><text:span text:style-name="T40">right</text:span><text:span text:style-name="T144"> are </text:span><text:span text:style-name="T40">flopped animations</text:span><text:span text:style-name="T144">, </text:span><text:span text:style-name="T40">up/left</text:span><text:span text:style-name="T144"> and </text:span><text:span text:style-name="T40">up/right</text:span><text:span text:style-name="T144"> are </text:span><text:span text:style-name="T40">flopped animations</text:span><text:span text:style-name="T144"> and </text:span><text:span text:style-name="T40">down/left</text:span><text:span text:style-name="T144"> and </text:span><text:span text:style-name="T40">down/right</text:span><text:span text:style-name="T144"> are also </text:span><text:span text:style-name="T40">flopped animations</text:span><text:span text:style-name="T144">):</text:span></text:p>
      <text:p text:style-name="P22"><text:span text:style-name="T36"><text:tab/>8</text:span><text:span text:style-name="T35"> Move </text:span><text:span text:style-name="T66">(run) </text:span><text:span text:style-name="T35">direction</text:span><text:span text:style-name="T31">s</text:span></text:p>
      <text:p text:style-name="P22"><text:span text:style-name="T36"><text:tab/>8</text:span><text:span text:style-name="T323"> </text:span><text:span text:style-name="T35">Idle direction</text:span><text:span text:style-name="T31">s</text:span></text:p>
      <text:p text:style-name="P22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2"><text:span text:style-name="T36"><text:tab/></text:span><text:span text:style-name="T130">8</text:span><text:span text:style-name="T131"> </text:span><text:span text:style-name="T132">D</text:span><text:span text:style-name="T131">eath </text:span><text:span text:style-name="T132">D</text:span><text:span text:style-name="T131">irection</text:span><text:span text:style-name="T133">s </text:span><text:span text:style-name="T246">(needed for second life talent)</text:span></text:p>
      <text:p text:style-name="P95"/>
      <text:p text:style-name="P23"><text:span text:style-name="T185"><text:tab/></text:span><text:span text:style-name="T148">Enemies </text:span><text:span text:style-name="T150">(kids) </text:span><text:span text:style-name="T148">animations </text:span><text:span text:style-name="T144">(</text:span><text:span text:style-name="T40">left</text:span><text:span text:style-name="T144"> and </text:span><text:span text:style-name="T40">right</text:span><text:span text:style-name="T144"> are </text:span><text:span text:style-name="T40">flopped animations</text:span><text:span text:style-name="T144">, </text:span><text:span text:style-name="T40">up/left</text:span><text:span text:style-name="T144"> and </text:span><text:span text:style-name="T40">up/right</text:span><text:span text:style-name="T144"> are </text:span><text:span text:style-name="T40">flopped animations</text:span><text:span text:style-name="T144"> and </text:span><text:span text:style-name="T40">down/left</text:span><text:span text:style-name="T144"> and </text:span><text:span text:style-name="T40">down/right</text:span><text:span text:style-name="T144"> are also </text:span><text:span text:style-name="T40">flopped animations</text:span><text:span text:style-name="T144">):</text:span></text:p>
      <text:p text:style-name="P27"><text:span text:style-name="T184"><text:tab/></text:span><text:span text:style-name="T31">8 move </text:span><text:span text:style-name="T73">(run) </text:span><text:span text:style-name="T31">directions</text:span></text:p>
      <text:p text:style-name="P104"><text:tab/>8 attack directions</text:p>
      <text:p text:style-name="P104"><text:tab/>8 Idle directions</text:p>
      <text:p text:style-name="P103"><text:span text:style-name="T5"><text:tab/>8 </text:span><text:span text:style-name="T123">waving</text:span><text:span text:style-name="T5"> directions </text:span><text:span text:style-name="T164">(when two kids face each other </text:span><text:span text:style-name="T178">and only in this case</text:span><text:span text:style-name="T164">, they </text:span><text:span text:style-name="T165">forget about the Alien and </text:span><text:span text:style-name="T164">stop </text:span><text:span text:style-name="T165">running</text:span><text:span text:style-name="T164"> then wave at each other </text:span><text:span text:style-name="T165">for a couple of seconds </text:span><text:span text:style-name="T164">then resume moving)</text:span><text:span text:style-name="T123"> – </text:span><text:span text:style-name="T124">only </text:span><text:span text:style-name="T125">throwing booger </text:span><text:span text:style-name="T126">kids</text:span><text:span text:style-name="T125">, spitting </text:span><text:span text:style-name="T126">kids, </text:span><text:span text:style-name="T127">crying kids and</text:span><text:span text:style-name="T125"> </text:span><text:span text:style-name="T124">kids </text:span><text:span text:style-name="T125">with sticks</text:span><text:span text:style-name="T128">.</text:span></text:p>
      <text:p text:style-name="P28"/>
      <text:p text:style-name="P29"><text:span text:style-name="T193"><text:tab/></text:span><text:span text:style-name="T149">Teacher </text:span><text:span text:style-name="T148">animations </text:span><text:span text:style-name="T144">(</text:span><text:span text:style-name="T40">left</text:span><text:span text:style-name="T144"> and </text:span><text:span text:style-name="T40">right</text:span><text:span text:style-name="T144"> are </text:span><text:span text:style-name="T40">flopped animations</text:span><text:span text:style-name="T144">, </text:span><text:span text:style-name="T40">up/left</text:span><text:span text:style-name="T144"> and </text:span><text:span text:style-name="T40">up/right</text:span><text:span text:style-name="T144"> are </text:span><text:span text:style-name="T40">flopped animations</text:span><text:span text:style-name="T144"> and </text:span><text:span text:style-name="T40">down/left</text:span><text:span text:style-name="T144"> and </text:span><text:span text:style-name="T40">down/right</text:span><text:span text:style-name="T144"> are also </text:span><text:span text:style-name="T40">flopped animations</text:span><text:span text:style-name="T144">):</text:span></text:p>
      <text:p text:style-name="P29"><text:span text:style-name="T211"><text:tab/></text:span><text:span text:style-name="T94">8 Idle/</text:span><text:span text:style-name="T95">checking</text:span><text:span text:style-name="T94"> directions</text:span></text:p>
      <text:p text:style-name="P26"><text:span text:style-name="T198"><text:tab/></text:span><text:span text:style-name="T31">8 </text:span><text:span text:style-name="T71">run</text:span><text:span text:style-name="T31"> directions</text:span></text:p>
      <text:p text:style-name="P48"><text:span text:style-name="T138"><text:tab/></text:span><text:span text:style-name="T31">8 “</text:span><text:span text:style-name="T71">stop fighting”</text:span><text:span text:style-name="T31"> directions</text:span></text:p>
      <text:p text:style-name="P105"><text:tab/></text:p>
      <text:p text:style-name="P48"/>
      <text:p text:style-name="P30"><text:span text:style-name="T213"><text:tab/></text:span><text:span text:style-name="T145">Enem</text:span><text:span text:style-name="T150">y</text:span><text:span text:style-name="T145"> behavior</text:span><text:span text:style-name="T150">s</text:span><text:span text:style-name="T145">:</text:span></text:p>
      <text:p text:style-name="P96"><text:soft-page-break/></text:p>
      <text:p text:style-name="P49"><text:span text:style-name="T138"><text:tab/></text:span><text:span text:style-name="T142">Followers </text:span><text:span text:style-name="T154">and stoppers and followers, etc.:</text:span></text:p>
      <text:p text:style-name="P59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28">(run randomly then stop then resume… Until they detect the Alien and then follow him to throw projectile at him </text:span><text:span text:style-name="T237">but stay in range</text:span><text:span text:style-name="T228">). </text:span><text:span text:style-name="T249">They throw up to 5 boogers until going away for 3 seconds.</text:span></text:p>
      <text:p text:style-name="P59"><text:span text:style-name="T21"><text:tab/><text:tab/>Spitting </text:span><text:span text:style-name="T27">K</text:span><text:span text:style-name="T21">ids </text:span><text:span text:style-name="T228">(run randomly then stop then resume… Until they detect the Alien and then follow him to throw projectile at him </text:span><text:span text:style-name="T237">but stay in range</text:span><text:span text:style-name="T228">). </text:span><text:span text:style-name="T249">When the Alien’s hit, they go away for 3 seconds.</text:span></text:p>
      <text:p text:style-name="P58"><text:span text:style-name="T21"><text:tab/></text:span><text:span text:style-name="T187">Followers:</text:span></text:p>
      <text:p text:style-name="P58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28">(run randomly then stop then resume… Until they detect the Alien and then follow him to </text:span><text:span text:style-name="T237">beat the hell out of him</text:span><text:span text:style-name="T228">). </text:span><text:span text:style-name="T249">They never stop attacking if the Alien is at reach. If not, they try to reach him.</text:span></text:p>
      <text:p text:style-name="P58"/>
      <text:p text:style-name="P58"><text:span text:style-name="T28"><text:tab/></text:span><text:span text:style-name="T150">Somewhat r</text:span><text:span text:style-name="T153">andom</text:span><text:span text:style-name="T145">:</text:span></text:p>
      <text:p text:style-name="P58"><text:span text:style-name="T187"><text:tab/><text:tab/></text:span><text:span text:style-name="T27">Vomiting </text:span><text:span text:style-name="T28">K</text:span><text:span text:style-name="T27">ids </text:span><text:span text:style-name="T228">(</text:span><text:span text:style-name="T237">run</text:span><text:span text:style-name="T228"> randomly then stop to vomit then resume </text:span><text:span text:style-name="T237">but stay in range</text:span><text:span text:style-name="T228">). </text:span><text:span text:style-name="T249">They never commit in long or short range attacks.</text:span></text:p>
      <text:p text:style-name="P125"><text:span text:style-name="T27"><text:tab/><text:tab/></text:span><text:span text:style-name="T69">Crying Kids</text:span><text:span text:style-name="T229"> </text:span><text:span text:style-name="T228">(run randomly then stop to cry </text:span><text:span text:style-name="T230">for </text:span><text:span text:style-name="T249">3</text:span><text:span text:style-name="T230"> seconds </text:span><text:span text:style-name="T249">then</text:span><text:span text:style-name="T228"> resume… Until the Alien is detected and then </text:span><text:span text:style-name="T249">they </text:span><text:span text:style-name="T228">try to reach him for a good kicking session.</text:span><text:span text:style-name="T250"> </text:span><text:span text:style-name="T252">They </text:span><text:span text:style-name="T250">go away only after hitting the Alien </text:span><text:span text:style-name="T251">3</text:span><text:span text:style-name="T250"> times </text:span><text:span text:style-name="T252">then resume.</text:span></text:p>
      <text:p text:style-name="P60"><text:span text:style-name="T27"><text:tab/></text:span><text:span text:style-name="T201"><text:tab/></text:span><text:span text:style-name="T22">T</text:span><text:span text:style-name="T31">eacher</text:span><text:span text:style-name="T185"> </text:span><text:span text:style-name="T228">(Stays where she is then runs somewhere else then resume… Until she detects a </text:span><text:span text:style-name="T249">short ranged </text:span><text:span text:style-name="T228">fight between kids and the Alien </text:span><text:span text:style-name="T231">and tries to take place between kids and the Alien </text:span><text:span text:style-name="T237">(eventually)</text:span><text:span text:style-name="T231"> </text:span><text:span text:style-name="T237">forcing a way between colliders </text:span><text:span text:style-name="T231">– </text:span><text:span text:style-name="T378">(see </text:span><text:span text:style-name="T379">*1</text:span><text:span text:style-name="T380"> </text:span><text:span text:style-name="T378">above)</text:span><text:span text:style-name="T228">)</text:span></text:p>
      <text:p text:style-name="P83"/>
      <text:p text:style-name="P83"/>
      <text:p text:style-name="P57"><text:tab/><text:span text:style-name="T348">The </text:span><text:span text:style-name="T83">game starts</text:span><text:span text:style-name="T348"> with </text:span><text:span text:style-name="T83">1 </text:span><text:span text:style-name="T84">T</text:span><text:span text:style-name="T83">eacher</text:span><text:span text:style-name="T224"> </text:span><text:span text:style-name="T225">(only 1 per game)</text:span><text:span text:style-name="T348">, </text:span><text:span text:style-name="T83">1 </text:span><text:span text:style-name="T84">C</text:span><text:span text:style-name="T83">rying </text:span><text:span text:style-name="T84">K</text:span><text:span text:style-name="T83">id</text:span><text:span text:style-name="T348">, </text:span><text:span text:style-name="T83">1 </text:span><text:span text:style-name="T84">V</text:span><text:span text:style-name="T83">omiting </text:span><text:span text:style-name="T84">K</text:span><text:span text:style-name="T83">id</text:span><text:span text:style-name="T348">, </text:span><text:span text:style-name="T84">1</text:span><text:span text:style-name="T83"> </text:span><text:span text:style-name="T84">T</text:span><text:span text:style-name="T83">hrowing </text:span><text:span text:style-name="T84">B</text:span><text:span text:style-name="T83">ooger </text:span><text:span text:style-name="T84">K</text:span><text:span text:style-name="T83">id</text:span><text:span text:style-name="T348">, </text:span><text:span text:style-name="T84">3</text:span><text:span text:style-name="T83"> </text:span><text:span text:style-name="T84">K</text:span><text:span text:style-name="T83">ids with </text:span><text:span text:style-name="T84">S</text:span><text:span text:style-name="T83">tick</text:span><text:span text:style-name="T348"> and </text:span><text:span text:style-name="T84">2</text:span><text:span text:style-name="T83"> </text:span><text:span text:style-name="T84">S</text:span><text:span text:style-name="T83">pitting </text:span><text:span text:style-name="T84">K</text:span><text:span text:style-name="T83">id </text:span><text:span text:style-name="T237">spawning randomly on the map</text:span><text:span text:style-name="T102">. </text:span><text:span text:style-name="T119">Eventually from spawning points defined before hands too.</text:span></text:p>
      <text:p text:style-name="P57"/>
      <text:p text:style-name="P57"><text:tab/><text:span text:style-name="T102">After 5 seconds of game, e</text:span><text:span text:style-name="T83">very </text:span><text:span text:style-name="T117">2</text:span><text:span text:style-name="T83"> seconds 1 kid </text:span><text:span text:style-name="T91">spawns </text:span><text:span text:style-name="T92">in the field </text:span><text:span text:style-name="T91">(outside of the screen). </text:span><text:span text:style-name="T59">It doesn’t apply when the Alien dies and until he revives after using Second Life talent</text:span><text:span text:style-name="T348">:</text:span></text:p>
      <text:p text:style-name="P57"/>
      <text:p text:style-name="P57"><text:tab/><text:span text:style-name="T267">Chances of spawning:</text:span></text:p>
      <text:p text:style-name="P57"><text:tab/><text:tab/><text:span text:style-name="T349">Spitting Kid: </text:span><text:span text:style-name="T11">25</text:span><text:span text:style-name="T12">%</text:span></text:p>
      <text:p text:style-name="P57"><text:tab/><text:tab/><text:span text:style-name="T349">Kid with Stick: </text:span><text:span text:style-name="T11">3</text:span><text:span text:style-name="T12">0%</text:span></text:p>
      <text:p text:style-name="P57"><text:tab/><text:tab/><text:span text:style-name="T348">Throwing Booger Kid: </text:span><text:span text:style-name="T84">1</text:span><text:span text:style-name="T117">9</text:span><text:span text:style-name="T84">%</text:span></text:p>
      <text:p text:style-name="P57"><text:span text:style-name="T348"><text:tab/><text:tab/>Crying Kid: </text:span><text:span text:style-name="T84">1</text:span><text:span text:style-name="T117">3</text:span><text:span text:style-name="T84">%</text:span></text:p>
      <text:p text:style-name="P57"><text:span text:style-name="T348"><text:tab/><text:tab/>Vomiting Kid: </text:span><text:span text:style-name="T84">1</text:span><text:span text:style-name="T117">3</text:span><text:span text:style-name="T84">%</text:span></text:p>
      <text:p text:style-name="P57"><text:soft-page-break/></text:p>
      <text:p text:style-name="P89"><text:span text:style-name="T84"><text:tab/></text:span><text:span text:style-name="T63">Kids</text:span><text:span text:style-name="T75"> </text:span><text:span text:style-name="T93">are</text:span><text:span text:style-name="T81"> running </text:span><text:span text:style-name="T93">randomly </text:span><text:span text:style-name="T81">until they detect the Alien (or another kid and are able to wave at each other)</text:span><text:span text:style-name="T69">. </text:span><text:span text:style-name="T117">They stop waving at each other after 3 seconds then resume… <text:s/></text:span></text:p>
      <text:p text:style-name="P83"/>
      <text:p text:style-name="P84"><text:span text:style-name="T289"><text:tab/></text:span><text:span text:style-name="T37">Enemies detection colliders will have a somewhat random size </text:span><text:span text:style-name="T117">(about 10%)</text:span><text:span text:style-name="T135">.</text:span></text:p>
      <text:p text:style-name="P87"/>
      <text:p text:style-name="P88"><text:span text:style-name="T338"><text:tab/></text:span><text:span text:style-name="T81">Kids don’t wave while fighting.</text:span></text:p>
      <text:p text:style-name="P84"/>
      <text:p text:style-name="P84"><text:tab/><text:span text:style-name="T64">Kids are slower than </text:span><text:span text:style-name="T72">the </text:span><text:span text:style-name="T64">Alien</text:span><text:span text:style-name="T311"> and </text:span><text:span text:style-name="T335">the </text:span><text:span text:style-name="T64">teacher </text:span><text:span text:style-name="T72">is</text:span><text:span text:style-name="T64"> faster than </text:span><text:span text:style-name="T72">the </text:span><text:span text:style-name="T64">Alien</text:span><text:span text:style-name="T136">.</text:span></text:p>
      <text:p text:style-name="P84"/>
      <text:p text:style-name="P86"><text:tab/><text:span text:style-name="T339">Just in case it wasn’t obvious, </text:span><text:span text:style-name="T75">spit</text:span><text:span text:style-name="T76">s</text:span><text:span text:style-name="T75">, vomit </text:span><text:span text:style-name="T76">puddles </text:span><text:span text:style-name="T75">and boogers don’t affect kids </text:span><text:span text:style-name="T76">and teacher</text:span><text:span text:style-name="T75">!</text:span></text:p>
      <text:p text:style-name="P86"/>
      <text:p text:style-name="P86"><text:span text:style-name="T292"><text:tab/></text:span><text:span text:style-name="T76">K</text:span><text:span text:style-name="T75">ids </text:span><text:span text:style-name="T76">and teacher avoid</text:span><text:span text:style-name="T75"> vomit puddles.</text:span></text:p>
      <text:p text:style-name="P93"/>
      <text:p text:style-name="P93"><text:tab/><text:span text:style-name="T266">What follows could very be more or less obsolete by the time the project really starts.</text:span></text:p>
      <text:p text:style-name="P93"/>
      <text:p text:style-name="P113"><text:tab/>Kids with Sticks have 4 colliders:</text:p>
      <text:p text:style-name="P91"><text:span text:style-name="T88"><text:tab/><text:tab/></text:span><text:span text:style-name="T75">1 obstacle collider</text:span><text:span text:style-name="T339"> (for background, vomit, </text:span><text:span text:style-name="T350">other </text:span><text:span text:style-name="T339">kids, teacher and Alien).</text:span></text:p>
      <text:p text:style-name="P91"><text:tab/><text:tab/><text:span text:style-name="T75">1 Alien detection collider</text:span><text:span text:style-name="T339">.</text:span></text:p>
      <text:p text:style-name="P91"><text:tab/><text:tab/><text:span text:style-name="T75">1 waving collider</text:span><text:span text:style-name="T339">.</text:span></text:p>
      <text:p text:style-name="P91"><text:tab/><text:tab/><text:span text:style-name="T88">1 attack collider</text:span><text:span text:style-name="T371">.</text:span></text:p>
      <text:p text:style-name="P91"/>
      <text:p text:style-name="P91"><text:span text:style-name="T371"><text:tab/></text:span><text:span text:style-name="T88">Spitting Kids have 4 colliders:</text:span></text:p>
      <text:p text:style-name="P91"><text:span text:style-name="T88"><text:tab/><text:tab/></text:span><text:span text:style-name="T75">1 obstacle collider</text:span><text:span text:style-name="T339"> (for background, vomit, </text:span><text:span text:style-name="T350">other </text:span><text:span text:style-name="T339">kids, teacher and Alien).</text:span></text:p>
      <text:p text:style-name="P91"><text:tab/><text:tab/><text:span text:style-name="T75">1 Alien detection collider</text:span><text:span text:style-name="T339">.</text:span></text:p>
      <text:p text:style-name="P91"><text:tab/><text:tab/><text:span text:style-name="T75">1 waving collider</text:span><text:span text:style-name="T339">.</text:span></text:p>
      <text:p text:style-name="P91"><text:span text:style-name="T371"><text:tab/><text:tab/></text:span><text:span text:style-name="T88">1 emitter point for their projectiles</text:span><text:span text:style-name="T371">.</text:span></text:p>
      <text:p text:style-name="P91"/>
      <text:p text:style-name="P91"><text:tab/><text:span text:style-name="T88">Throwing Booger Kids have 4 colliders:</text:span></text:p>
      <text:p text:style-name="P91"><text:span text:style-name="T88"><text:tab/><text:tab/></text:span><text:span text:style-name="T75">1 obstacle collider</text:span><text:span text:style-name="T339"> (for background, vomit, </text:span><text:span text:style-name="T350">other </text:span><text:span text:style-name="T339">kids, teacher and Alien).</text:span></text:p>
      <text:p text:style-name="P91"><text:tab/><text:tab/><text:span text:style-name="T75">1 Alien detection collider</text:span><text:span text:style-name="T339">.</text:span></text:p>
      <text:p text:style-name="P91"><text:tab/><text:tab/><text:span text:style-name="T75">1 waving collider</text:span><text:span text:style-name="T339">.</text:span></text:p>
      <text:p text:style-name="P91"><text:span text:style-name="T371"><text:tab/><text:tab/></text:span><text:span text:style-name="T88">1 emitter point for their projectiles</text:span><text:span text:style-name="T371">.</text:span></text:p>
      <text:p text:style-name="P91"/>
      <text:p text:style-name="P92"><text:tab/><text:span text:style-name="T89">Vomiting</text:span><text:span text:style-name="T88"> Kids have </text:span><text:span text:style-name="T90">2</text:span><text:span text:style-name="T88"> colliders:</text:span></text:p>
      <text:p text:style-name="P92"><text:span text:style-name="T88"><text:tab/><text:tab/></text:span><text:span text:style-name="T75">1 obstacle collider</text:span><text:span text:style-name="T339"> (for background, vomit, </text:span><text:span text:style-name="T350">other </text:span><text:span text:style-name="T339">kids, teacher and Alien).</text:span></text:p>
      <text:p text:style-name="P92"><text:soft-page-break/><text:tab/><text:tab/><text:span text:style-name="T89">1</text:span><text:span text:style-name="T79"> collider</text:span><text:span text:style-name="T346"> to </text:span><text:span text:style-name="T79">never unleash a vomit puddle that intersects with the background </text:span><text:span text:style-name="T87">colliders</text:span><text:span text:style-name="T371">.</text:span></text:p>
      <text:p text:style-name="P92"/>
      <text:p text:style-name="P92"><text:span text:style-name="T371"><text:tab/></text:span><text:span text:style-name="T89">Crying</text:span><text:span text:style-name="T88"> Kids have </text:span><text:span text:style-name="T102">4</text:span><text:span text:style-name="T89"> </text:span><text:span text:style-name="T88">colliders:</text:span></text:p>
      <text:p text:style-name="P92"><text:span text:style-name="T88"><text:tab/><text:tab/></text:span><text:span text:style-name="T75">1 obstacle collider</text:span><text:span text:style-name="T339"> (for background, vomit, </text:span><text:span text:style-name="T350">other </text:span><text:span text:style-name="T339">kids, teacher and Alien).</text:span></text:p>
      <text:p text:style-name="P92"><text:tab/><text:tab/><text:span text:style-name="T89">1 c</text:span><text:span text:style-name="T79">ollider to detect if they are close enough to the Alien to start kicking him.</text:span></text:p>
      <text:p text:style-name="P92"><text:tab/><text:tab/><text:span text:style-name="T75">1 waving collider</text:span><text:span text:style-name="T339">.</text:span></text:p>
      <text:p text:style-name="P92"><text:span text:style-name="T371"><text:tab/><text:tab/></text:span><text:span text:style-name="T89">1 attack </text:span><text:span text:style-name="T87">collider</text:span><text:span text:style-name="T371">.</text:span></text:p>
      <text:p text:style-name="P85"/>
      <text:p text:style-name="P85"><text:tab/><text:span text:style-name="T76">The </text:span><text:span text:style-name="T90">T</text:span><text:span text:style-name="T76">eacher has 2 colliders:</text:span></text:p>
      <text:p text:style-name="P86"><text:tab/><text:tab/><text:span text:style-name="T75">1 obstacle collider</text:span><text:span text:style-name="T339"> (for background, vomit, kids and the Alien).</text:span></text:p>
      <text:p text:style-name="P86"><text:span text:style-name="T339"><text:tab/><text:tab/></text:span><text:span text:style-name="T75">1 </text:span><text:span text:style-name="T77">fight </text:span><text:span text:style-name="T75">detection collider </text:span><text:span text:style-name="T87">(!)</text:span><text:span text:style-name="T339">.</text:span></text:p>
      <text:p text:style-name="P86"/>
      <text:p text:style-name="P86"><text:tab/><text:span text:style-name="T76">The </text:span><text:span text:style-name="T90">A</text:span><text:span text:style-name="T76">lien has 2 colliders:</text:span></text:p>
      <text:p text:style-name="P86"><text:tab/><text:tab/><text:span text:style-name="T76">1 obstacle collider</text:span><text:span text:style-name="T75"> </text:span><text:span text:style-name="T339">(for background, kids </text:span><text:span text:style-name="T340">and</text:span><text:span text:style-name="T339"> the teacher).</text:span></text:p>
      <text:p text:style-name="P86"><text:tab/><text:tab/><text:span text:style-name="T76">1 “get hit” collider</text:span><text:span text:style-name="T340">.</text:span></text:p>
      <text:p text:style-name="P86"/>
      <text:p text:style-name="P86"><text:tab/><text:span text:style-name="T100">When a projectile hits the Alien, the projectile</text:span><text:span text:style-name="T102"> </text:span><text:span text:style-name="T100">flas</text:span><text:span text:style-name="T102">h</text:span><text:span text:style-name="T105">es</text:span><text:span text:style-name="T100"> white </text:span><text:span text:style-name="T117">at contact </text:span><text:span text:style-name="T100">then disappear</text:span><text:span text:style-name="T102">s</text:span><text:span text:style-name="T386">.</text:span></text:p>
      <text:p text:style-name="P86"/>
      <text:p text:style-name="P10">About screen shaders</text:p>
      <text:p text:style-name="P12"/>
      <text:p text:style-name="P68"><text:tab/><text:span text:style-name="T116">The game starts with </text:span><text:span text:style-name="T115">a random Game_Overlay</text:span><text:span text:style-name="T412"> (without launching animations)</text:span><text:span text:style-name="T389">.</text:span></text:p>
      <text:p text:style-name="P69"><text:span text:style-name="T389"><text:tab/></text:span><text:span text:style-name="T56">We always have CRT_Overlay.tscn on top of everything.</text:span></text:p>
      <text:p text:style-name="P71"><text:tab/>Death.tscn hits without any transition and the Game_Overlay used gets back to its default value (otherwise we won’t be able to read).</text:p>
      <text:p text:style-name="P68"><text:tab/><text:span text:style-name="T390">No</text:span><text:span text:style-name="T389"> transition between menu screens. </text:span><text:span text:style-name="T368">Well, now there is to please Geoff (and I don’t mind at all). ;-</text:span><text:span text:style-name="T369">)</text:span></text:p>
      <text:p text:style-name="P68"/>
      <text:p text:style-name="P68"/>
      <text:p text:style-name="P68"><text:tab/><text:span text:style-name="T109">Now game overlay scenes incorporate AnimationPlayers so no code is needed </text:span><text:span text:style-name="T57">except</text:span><text:span text:style-name="T109"> for Game_overlay_1.tscn as we have to randomly choose if Aberration, Brightness, Saturation and Contrast go toward positive or negative values.</text:span><text:span text:style-name="T50"/></text:p>
      <text:p text:style-name="P70"/>
      <text:p text:style-name="P68"><text:tab/><text:span text:style-name="T330">NOTE: a</text:span><text:span text:style-name="T331">s it is, the transition scene doesn’t cross fades between two playing scenes but between a screenshot of the active scene that will replace the scene and the following scene. That’s not “</text:span><text:span text:style-name="T332">perfect”</text:span><text:span text:style-name="T331"> (I don’t know how to cross fade between t</text:span><text:span text:style-name="T330">w</text:span><text:span text:style-name="T331">o “active scenes”. Is there </text:span><text:span text:style-name="T332">even </text:span><text:span text:style-name="T331">a way to do that without asking too much to the GPU?</text:span></text:p>
      <text:p text:style-name="P13"/>
      <text:p text:style-name="P9">“Script” of a game</text:p>
      <text:p text:style-name="P72"/>
      <text:p text:style-name="P75"><text:tab/>Contrary to what you can hear in the “demo”, the music <text:span text:style-name="T405">shouldn’t</text:span> be interrupted by changing menu screens. <text:span text:style-name="T405">The same music (MENUS.wav) plays until the game itself.</text:span></text:p>
      <text:p text:style-name="P72"/>
      <text:p text:style-name="P128"><text:tab/><text:span text:style-name="T388">When starting </text:span><text:span text:style-name="T390">a </text:span><text:span text:style-name="T388">game (using </text:span><text:span text:style-name="T390">the </text:span><text:span text:style-name="T388">Beam me down, Gudrun! Button), we’ll use the transition screen to go to the game itself. Music will cross fade from music of the menus to the game music </text:span><text:span text:style-name="T390">while the transition screen plays</text:span><text:span text:style-name="T388"> (starting with INTRO_GAME.wav music then pl</text:span><text:span text:style-name="T413">a</text:span><text:span text:style-name="T388">ying the INGAME.wav music in loop).</text:span></text:p>
      <text:p text:style-name="P72"/>
      <text:p text:style-name="P72"><text:tab/><text:span text:style-name="T388">Death screen will hit without any transition. When hitting the A button on this screen we’ll use the transition screen again and cross fading music from here </text:span><text:span text:style-name="T389">back </text:span><text:span text:style-name="T388">to the game (just as described above) </text:span><text:span text:style-name="T413">with the same Game_overlay</text:span><text:span text:style-name="T388">. </text:span><text:span text:style-name="T420">Any other button will bring back the Menu scene (Menu.tscn) </text:span><text:span text:style-name="T422">with</text:span><text:span text:style-name="T424">out</text:span><text:span text:style-name="T422"> the transition </text:span><text:span text:style-name="T424">in order to change the game overlay!</text:span></text:p>
      <text:p text:style-name="P72"/>
      <text:p text:style-name="P11">About Menus <text:span text:style-name="T402">(and hidden talent</text:span><text:span text:style-name="T412">s</text:span><text:span text:style-name="T402">)</text:span></text:p>
      <text:p text:style-name="P73"/>
      <text:p text:style-name="P73"><text:tab/><text:span text:style-name="T397">After going one time to the </text:span><text:span text:style-name="T107">Credits.tscn</text:span><text:span text:style-name="T397"> </text:span><text:span text:style-name="T402">and </text:span><text:span text:style-name="T400">back</text:span><text:span text:style-name="T397"> to the previous menu (Menu.tscn)</text:span><text:span text:style-name="T400"> </text:span><text:span text:style-name="T397">then appears the new </text:span><text:span text:style-name="T107">(x)</text:span><text:span text:style-name="T397"> option that allows the player to access the Dialogue.tscn.</text:span></text:p>
      <text:p text:style-name="P76"/>
      <text:p text:style-name="P73"/>
      <text:p text:style-name="P44"><text:span text:style-name="T48">CONDITION to UNLOCK </text:span><text:span text:style-name="T51">Zufällig</text:span><text:span text:style-name="T48">:</text:span></text:p>
      <text:p text:style-name="P107"/>
      <text:p text:style-name="P80"><text:span text:style-name="T273"><text:tab/></text:span><text:span text:style-name="T214">Watching</text:span><text:span text:style-name="T96"> Dialogue.tscn </text:span><text:span text:style-name="T49">entirely</text:span><text:span text:style-name="T202">.</text:span></text:p>
      <text:p text:style-name="P80"/>
      <text:p text:style-name="P80"/>
      <text:p text:style-name="P114"><text:span text:style-name="T411">You </text:span>just <text:span text:style-name="T411">can’t unlock these </text:span>before<text:span text:style-name="T411"> unlocking Zufällig:</text:span></text:p>
      <text:p text:style-name="P80"/>
      <text:p text:style-name="P80"/>
      <text:p text:style-name="P44"><text:span text:style-name="T48">CONDITIONS to UNLOCK </text:span><text:span text:style-name="T52">Kotzsicher</text:span><text:span text:style-name="T48">:</text:span></text:p>
      <text:p text:style-name="P108"/>
      <text:p text:style-name="P77"><text:span text:style-name="T202"><text:tab/></text:span><text:span text:style-name="T215">Dying after </text:span><text:span text:style-name="T216">15</text:span><text:span text:style-name="T215"> seconds.</text:span></text:p>
      <text:p text:style-name="P77"/>
      <text:p text:style-name="P45"><text:span text:style-name="T48">CONDITIONS to UNLOCK </text:span><text:span text:style-name="T53">Bullet time</text:span><text:span text:style-name="T48">:</text:span></text:p>
      <text:p text:style-name="P111"/>
      <text:p text:style-name="P79"><text:span text:style-name="T202"><text:tab/></text:span><text:span text:style-name="T215">Dying after </text:span><text:span text:style-name="T218">30</text:span><text:span text:style-name="T215"> seconds.</text:span></text:p>
      <text:p text:style-name="P77"/>
      <text:p text:style-name="P44"><text:span text:style-name="T48">CONDITIONS to UNLOCK </text:span><text:span text:style-name="T54">Geist</text:span><text:span text:style-name="T48">:</text:span></text:p>
      <text:p text:style-name="P109"/>
      <text:p text:style-name="P77"><text:span text:style-name="T202"><text:tab/></text:span><text:span text:style-name="T215">Dying after </text:span><text:span text:style-name="T218">45</text:span><text:span text:style-name="T215"> seconds.</text:span></text:p>
      <text:p text:style-name="P78"/>
      <text:p text:style-name="P44"><text:span text:style-name="T48">CONDITIONS to UNLOCK</text:span><text:span text:style-name="T55"> Der Techniker</text:span><text:span text:style-name="T48">:</text:span></text:p>
      <text:p text:style-name="P110"/>
      <text:p text:style-name="P81"><text:span text:style-name="T202"><text:tab/></text:span><text:span text:style-name="T215">Dying after </text:span><text:span text:style-name="T217">60</text:span><text:span text:style-name="T215"> seconds.</text:span></text:p>
      <text:p text:style-name="P81"/>
      <text:p text:style-name="P120"><text:span text:style-name="T305">CONDITIONS to UNLOCK</text:span><text:span text:style-name="T306"> </text:span><text:span text:style-name="T307">Rücklauf</text:span></text:p>
      <text:p text:style-name="P121"><text:span text:style-name="T270">(if validated, we’ll exchange the list position with Der Techniker</text:span><text:span text:style-name="T271">:</text:span></text:p>
      <text:p text:style-name="P112"/>
      <text:p text:style-name="P82"><text:span text:style-name="T202"><text:tab/></text:span><text:span text:style-name="T215">Dying after </text:span><text:span text:style-name="T217">6</text:span><text:span text:style-name="T220">5</text:span><text:span text:style-name="T215"> seconds.</text:span></text:p>
      <text:p text:style-name="P8">Shaders</text:p>
      <text:p text:style-name="P15"/>
      <text:p text:style-name="P17"><text:tab/><text:span text:style-name="T129">The top overlay is CRT_Overla</text:span><text:span text:style-name="T134">y</text:span><text:span text:style-name="T129">.tscn and is always on!</text:span></text:p>
      <text:p text:style-name="P17"/>
      <text:p text:style-name="P17"><text:tab/><text:span text:style-name="T161">The game overlay </text:span><text:span text:style-name="T374">(</text:span><text:span text:style-name="T373">Game_Overlay_1</text:span><text:span text:style-name="T374">(</text:span><text:span text:style-name="T373">or 2 or 3 </text:span><text:span text:style-name="T376">or 4</text:span><text:span text:style-name="T374">)</text:span><text:span text:style-name="T373">.</text:span><text:span text:style-name="T374">tscn</text:span><text:span text:style-name="T373">)</text:span><text:span text:style-name="T161"> is </text:span><text:span text:style-name="T14">randomly</text:span><text:span text:style-name="T161"> selected </text:span><text:span text:style-name="T203">before the Title screen.</text:span><text:span text:style-name="T205"> Another one is eventually also </text:span><text:span text:style-name="T115">randomly</text:span><text:span text:style-name="T205"> selected just </text:span><text:span text:style-name="T203">before going back to Menu.tscn </text:span><text:span text:style-name="T204">(without transition screen)</text:span><text:span text:style-name="T203"> </text:span><text:span text:style-name="T204">after dying in game</text:span><text:span text:style-name="T205">. </text:span><text:span text:style-name="T115">Game overlay animations don’t start until the “real” game starts</text:span><text:span text:style-name="T183"> (after the teleportation of the Alien)…</text:span></text:p>
      <text:p text:style-name="P17"/>
      <text:p text:style-name="P18"><text:span text:style-name="T161"><text:tab/></text:span><text:span text:style-name="T174">If time comes, </text:span><text:span text:style-name="T375">Shutdown_Overlay.tscn</text:span><text:span text:style-name="T174"> is inserted </text:span><text:span text:style-name="T97">between</text:span><text:span text:style-name="T174"> the </text:span><text:span text:style-name="T97">game</text:span><text:span text:style-name="T174"> and </text:span><text:span text:style-name="T373">Game_Overlay_1</text:span><text:span text:style-name="T374">(</text:span><text:span text:style-name="T373">or 2 or 3 </text:span><text:span text:style-name="T376">or 4</text:span><text:span text:style-name="T374">)</text:span><text:span text:style-name="T373">.</text:span><text:span text:style-name="T374">tscn</text:span><text:span text:style-name="T173"> </text:span><text:span text:style-name="T98">AND </text:span><text:span text:style-name="T99">shader </text:span><text:span text:style-name="T98">values </text:span><text:span text:style-name="T120">of the game overlay </text:span><text:span text:style-name="T98">are reset instantly</text:span><text:span text:style-name="T175">. </text:span><text:span text:style-name="T179">Of course, that will depend on how the project is handled in Godot.</text:span></text:p>
      <text:p text:style-name="P133">Dialogue scene</text:p>
      <text:p text:style-name="P16"/>
      <text:p text:style-name="P74"><text:span text:style-name="T399"><text:tab/></text:span><text:span text:style-name="T269">Here’s the text in the Dialogue scene</text:span><text:span text:style-name="T399">, </text:span><text:span text:style-name="T401">(</text:span><text:span text:style-name="T404">heavily</text:span><text:span text:style-name="T401">) inspired by Alexandre Astier’s </text:span><text:span text:style-name="T434">dialogues in </text:span><text:span text:style-name="T401">Kaamelott</text:span><text:span text:style-name="T399">:</text:span></text:p>
      <text:p text:style-name="P74"/>
      <text:p text:style-name="P74"><text:span text:style-name="T245"><text:tab/>- Hail </text:span><text:span text:style-name="T242">Brünhild</text:span><text:span text:style-name="T245">!<text:line-break/><text:tab/>- Hail Hildegard, </text:span><text:span text:style-name="T243">O</text:span><text:span text:style-name="T245"> great </text:span><text:span text:style-name="T244">Tep</text:span><text:span text:style-name="T245">endicular of all!<text:line-break/><text:tab/>- </text:span><text:span text:style-name="T242">Brünhild</text:span><text:span text:style-name="T245">, we need you for a mission of the utmost importance this day, </text:span><text:span text:style-name="T243">O</text:span><text:span text:style-name="T245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43">this</text:span><text:span text:style-name="T245"> planet is on the verge of extinction. We need to...<text:line-break/><text:tab/>- Say no more O Hildegard, I'm </text:span><text:span text:style-name="T242">going</text:span><text:span text:style-name="T245"> immediately!</text:span></text:p>
      <text:p text:style-name="P3">Options</text:p>
      <text:p text:style-name="P52"/>
      <text:p text:style-name="P63"><text:tab/><text:span text:style-name="T300">Adding 1</text:span><text:span text:style-name="T195"> </text:span><text:span text:style-name="T190">more </text:span><text:span text:style-name="T195">difficulty mode </text:span><text:span text:style-name="T188">to the normal one</text:span><text:span text:style-name="T195">: </text:span><text:span text:style-name="T146">Super Hyper Mega </text:span><text:span text:style-name="T147">Hardcore</text:span><text:span text:style-name="T195"> (more enemies moving and attacking quickly, nerfed Alien skills, slower Alien, </text:span><text:span text:style-name="T191">enemies dealing more damage</text:span><text:span text:style-name="T195">).</text:span></text:p>
      <text:p text:style-name="P62"><text:span text:style-name="T195"><text:tab/></text:span><text:span text:style-name="T196">Up to 4 </text:span><text:span text:style-name="T197">Alien</text:span><text:span text:style-name="T189">s</text:span><text:span text:style-name="T196"> simultaneously </text:span><text:span text:style-name="T199">(bigger map)</text:span><text:span text:style-name="T196">.</text:span></text:p>
      <text:p text:style-name="P64"><text:span text:style-name="T138"><text:tab/></text:span><text:span text:style-name="T188">O</text:span><text:span text:style-name="T138">nline mode.</text:span></text:p>
      <text:p text:style-name="P64"><text:span text:style-name="T159"><text:tab/></text:span><text:span text:style-name="T276">Adding new Alien</text:span><text:span text:style-name="T315">s</text:span><text:span text:style-name="T276"> would be great.</text:span></text:p>
      <text:p text:style-name="P67"><text:tab/>Adding new skillls.</text:p>
      <text:p text:style-name="P61"><text:tab/><text:span text:style-name="T276">Adding new </text:span>enemies<text:span text:style-name="T276"> </text:span><text:span text:style-name="T300">(with new behaviors) </text:span><text:span text:style-name="T276">would be great </text:span>too<text:span text:style-name="T276">.</text:span></text:p>
      <text:p text:style-name="P56"><text:tab/>With a lot of courage, new maps would also be added…</text:p>
      <text:p text:style-name="P6">What we borrowed from the world outside:</text:p>
      <text:p text:style-name="P7"/>
      <text:p text:style-name="P97"><text:span text:style-name="T341">Assets from </text:span><text:a xlink:type="simple" xlink:href="http://animallogic.com/alab/" text:style-name="Internet_20_link" text:visited-style-name="Visited_20_Internet_20_Link">Animallogic</text:a></text:p>
      <text:p text:style-name="P97"><text:span text:style-name="T342">Fonts</text:span><text:span text:style-name="T341"> from </text:span><text:a xlink:type="simple" xlink:href="http://www.iconian.com/" text:style-name="Internet_20_link" text:visited-style-name="Visited_20_Internet_20_Link">Iconian Fonts</text:a></text:p>
      <text:p text:style-name="P116"><text:span text:style-name="T169">Sound</text:span><text:span text:style-name="T170">s</text:span><text:span text:style-name="T169"> from </text:span><text:a xlink:type="simple" xlink:href="http://www.mixkit.co/" text:style-name="Internet_20_link" text:visited-style-name="Visited_20_Internet_20_Link"><text:span text:style-name="T320">Mixkit.co</text:span></text:a><text:span text:style-name="T180">, </text:span><text:a xlink:type="simple" xlink:href="http://freesound.org/" text:style-name="Internet_20_link" text:visited-style-name="Visited_20_Internet_20_Link"><text:span text:style-name="T320">Freesound.org</text:span></text:a><text:span text:style-name="T181">, </text:span><text:a xlink:type="simple" xlink:href="http://www.quicksounds.com/" text:style-name="Internet_20_link" text:visited-style-name="Visited_20_Internet_20_Link"><text:span text:style-name="T345">Quicksounds.com</text:span></text:a></text:p>
      <text:p text:style-name="P115"><text:span text:style-name="T167">Video shaders by </text:span><text:a xlink:type="simple" xlink:href="http://twitter.com/ahopness/" text:style-name="Internet_20_link" text:visited-style-name="Visited_20_Internet_20_Link"><text:span text:style-name="T320">Ahopness</text:span></text:a><text:span text:style-name="T167"> </text:span><text:span text:style-name="T168">(original shaders by: </text:span><text:span text:style-name="T226">Timothy Lottes, Keijiro, Ehj1, FMS_Cat),</text:span><text:span text:style-name="T166"> </text:span><text:a xlink:type="simple" xlink:href="http://godotshaders.com/author/arlez80/" text:style-name="Internet_20_link" text:visited-style-name="Visited_20_Internet_20_Link"><text:span text:style-name="T320">Yui Kinomoto</text:span></text:a><text:span text:style-name="T182">, </text:span><text:a xlink:type="simple" xlink:href="http://godotshaders.com/author/pend00/" text:style-name="Internet_20_link" text:visited-style-name="Visited_20_Internet_20_Link"><text:span text:style-name="T344">Peter Höglund</text:span></text:a></text:p>
      <text:p text:style-name="P118"><text:a xlink:type="simple" xlink:href="http://www.youtube.com/@Gdquest" text:style-name="Internet_20_link" text:visited-style-name="Visited_20_Internet_20_Link"><text:span text:style-name="T384">S</text:span></text:a><text:span text:style-name="T384">tuff from </text:span><text:a xlink:type="simple" xlink:href="http://www.youtube.com/@PlayWithFurcifer" text:style-name="Internet_20_link" text:visited-style-name="Visited_20_Internet_20_Link"><text:span text:style-name="T391">Play</text:span><text:span text:style-name="T392">W</text:span><text:span text:style-name="T391">ithFurcifer</text:span></text:a><text:span text:style-name="T393">, </text:span><text:a xlink:type="simple" xlink:href="http://www.youtube.com/@jontopielski6227" text:style-name="Internet_20_link" text:visited-style-name="Visited_20_Internet_20_Link"><text:span text:style-name="T394">Jon Topielski</text:span></text:a><text:span text:style-name="T394">, </text:span></text:p>
      <text:p text:style-name="P117"/>
      <text:p text:style-name="P90">Did we forget something/<text:span text:style-name="T343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2-04T16:25:06.269000000</dc:date>
    <meta:editing-duration>P1DT12H39M17S</meta:editing-duration>
    <meta:editing-cycles>166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6" meta:word-count="2883" meta:character-count="17272" meta:non-whitespace-character-count="14360"/>
  </office:meta>
</office:document-meta>
</file>